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689in"/>
    </style:style>
    <style:style style:name="co2" style:family="table-column">
      <style:table-column-properties fo:break-before="auto" style:column-width="0.889in"/>
    </style:style>
    <style:style style:name="ro1" style:family="table-row">
      <style:table-row-properties style:row-height="4.1665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15.6677in" fo:break-before="auto" style:use-optimal-row-height="true"/>
    </style:style>
    <style:style style:name="ro4" style:family="table-row">
      <style:table-row-properties style:row-height="0.8492in" fo:break-before="auto" style:use-optimal-row-height="true"/>
    </style:style>
    <style:style style:name="ro5" style:family="table-row">
      <style:table-row-properties style:row-height="13.9091in" fo:break-before="auto" style:use-optimal-row-height="true"/>
    </style:style>
    <style:style style:name="ro6" style:family="table-row">
      <style:table-row-properties style:row-height="5.2028in" fo:break-before="auto" style:use-optimal-row-height="tru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style:style style:name="ce2" style:family="table-cell" style:parent-style-name="Default" style:data-style-name="N0">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loext:char-complex-color loext:theme-type="dark1" loext:color-type="theme"/>
      </style:text-properties>
    </style:style>
  </office:automatic-styles>
  <office:body>
    <office:spreadsheet>
      <table:calculation-settings table:automatic-find-labels="false" table:use-regular-expressions="false" table:use-wildcards="true"/>
      <table:table table:name="Sheet1" table:style-name="ta1">
        <table:table-column table:style-name="co1" table:number-columns-repeated="9" table:default-cell-style-name="ce2"/>
        <table:table-row table:style-name="ro1">
          <table:table-cell table:style-name="ce1" office:value-type="string" calcext:value-type="string">
            <text:p>Which do you consider the main challenge for implementing shared decision making and deprescribing strategies in mental health at the national level? (Select up to three options.)</text:p>
            <text:p/>
          </table:table-cell>
          <table:table-cell office:value-type="string" calcext:value-type="string">
            <text:p>Have you participated in initiatives related to shared decision making and deprescribing psychiatric medication in your workplace?</text:p>
          </table:table-cell>
          <table:table-cell office:value-type="string" calcext:value-type="string">
            <text:p>In your experience, how often is psychiatric medication reviewed with the intention of deprescribing in your workplace?</text:p>
          </table:table-cell>
          <table:table-cell office:value-type="string" calcext:value-type="string">
            <text:p>Do you think the national mental health strategy adequately prioritizes shared decision making, deprescribing and the reduction of psychiatric drug use?</text:p>
          </table:table-cell>
          <table:table-cell office:value-type="string" calcext:value-type="string">
            <text:p>What policies or programs do you consider essential to improving psychiatric care?</text:p>
          </table:table-cell>
          <table:table-cell table:style-name="ce1" office:value-type="string" calcext:value-type="string">
            <text:p> Open Feedback (Optional)</text:p>
            <text:p/>
            <text:p>Please share any additional thoughts, experiences, or perspectives on deprescribing, shared decision-making, and psychiatric medication use. Your insights will help cont...</text:p>
          </table:table-cell>
          <table:table-cell table:style-name="ce1" office:value-type="string" calcext:value-type="string">
            <text:p> Stay Connected &amp; Access Research Outcomes (Optional) </text:p>
            <text:p/>
            <text:p>Would you like to receive updates on the research findings, free training materials, and opportunities to collaborate on future research and...</text:p>
          </table:table-cell>
          <table:table-cell office:value-type="string" calcext:value-type="string">
            <text:p>If you selected Yes, please provide your email address below: <text:s/></text:p>
          </table:table-cell>
          <table:table-cell office:value-type="string" calcext:value-type="string">
            <text:p>I have carefully read the participant information sheet and have had the opportunity to ask any questions, which have been satisfactorily answered. I understand that my participation is voluntary ...</text:p>
          </table:table-cell>
        </table:table-row>
        <table:table-row table:style-name="ro2">
          <table:table-cell office:value-type="string" calcext:value-type="string">
            <text:p>Lack of professional training in deprescribing strategies.;Influence of the pharmaceutical industry on clinical practice.;Lack of accessible therapeutic alternatives for patients.;</text:p>
          </table:table-cell>
          <table:table-cell office:value-type="string" calcext:value-type="string">
            <text:p>No, and I do not consider deprescribing a need in mental health.;</text:p>
          </table:table-cell>
          <table:table-cell office:value-type="string" calcext:value-type="string">
            <text:p>Medication reviews with a deprescribing focus are not conducted in my workplace.</text:p>
          </table:table-cell>
          <table:table-cell office:value-type="string" calcext:value-type="string">
            <text:p>No, and I do not believe it should be a priority in mental health.</text:p>
          </table:table-cell>
          <table:table-cell office:value-type="string" calcext:value-type="string">
            <text:p>Greater training and awareness for mental health professionals on deprescribing.;Development of specific protocols in hospitals and mental health centers.;Increased access to non-pharmacological therapies and alternatives.;</text:p>
          </table:table-cell>
          <table:table-cell/>
          <table:table-cell office:value-type="string" calcext:value-type="string">
            <text:p>No, I prefer not to receive further communication. ;</text:p>
          </table:table-cell>
          <table:table-cell table:number-columns-repeated="2"/>
        </table:table-row>
        <table:table-row table:style-name="ro2">
          <table:table-cell office:value-type="string" calcext:value-type="string">
            <text:p>Lack of accessible therapeutic alternatives for patients.;Ayudar a los pacientes a que sean resilientes.;</text:p>
          </table:table-cell>
          <table:table-cell office:value-type="string" calcext:value-type="string">
            <text:p>Yes, in formal deprescribing programs within my institution.;</text:p>
          </table:table-cell>
          <table:table-cell office:value-type="string" calcext:value-type="string">
            <text:p>Medication reviews with a deprescribing focus are not conducted in my workplace.</text:p>
          </table:table-cell>
          <table:table-cell office:value-type="string" calcext:value-type="string">
            <text:p>No, and I do not believe it should be a priority in mental health.</text:p>
          </table:table-cell>
          <table:table-cell office:value-type="string" calcext:value-type="string">
            <text:p>Increased access to non-pharmacological therapies and alternatives.;Greater involvement of patients and their families in decision-making.;Greater training and awareness for mental health professionals on deprescribing.;Development of specific protocols in hospitals and mental health centers.;</text:p>
          </table:table-cell>
          <table:table-cell office:value-type="string" calcext:value-type="string">
            <text:p>La medicación psiquiátrica se ha de ser administrada, solo en caso de tranquilizar al paciente, no como tratamiento y menos para largo tiempo.</text:p>
          </table:table-cell>
          <table:table-cell office:value-type="string" calcext:value-type="string">
            <text:p>Yes, I would like to receive the research results and training materials. ;</text:p>
          </table:table-cell>
          <table:table-cell office:value-type="string" calcext:value-type="string">
            <text:p>Si, <text:s/>shamadim25@gmail.com</text:p>
          </table:table-cell>
          <table:table-cell/>
        </table:table-row>
        <table:table-row table:style-name="ro2">
          <table:table-cell office:value-type="string" calcext:value-type="string">
            <text:p>Lack of professional training in deprescribing strategies.;Resistance from mental health professionals themselves.;Lack of accessible therapeutic alternatives for patients.;</text:p>
          </table:table-cell>
          <table:table-cell office:value-type="string" calcext:value-type="string">
            <text:p>No, but I would be interested in receiving training or participating in deprescribing initiatives.;</text:p>
          </table:table-cell>
          <table:table-cell office:value-type="string" calcext:value-type="string">
            <text:p>It is occasionally reviewed, depending on the professional’s discretion.</text:p>
          </table:table-cell>
          <table:table-cell office:value-type="string" calcext:value-type="string">
            <text:p>Yes, but its implementation is limited and context-dependent.</text:p>
          </table:table-cell>
          <table:table-cell office:value-type="string" calcext:value-type="string">
            <text:p>Greater training and awareness for mental health professionals on deprescribing.;Development of specific protocols in hospitals and mental health centers.;Increased access to non-pharmacological therapies and alternatives.;Greater involvement of patients and their families in decision-making.;Legislative reforms to guarantee the right to deprescribing and reduce coercive drug use.;</text:p>
          </table:table-cell>
          <table:table-cell/>
          <table:table-cell office:value-type="string" calcext:value-type="string">
            <text:p>Yes, I would like to receive the research results and training materials. ;</text:p>
          </table:table-cell>
          <table:table-cell table:number-columns-repeated="2"/>
        </table:table-row>
        <table:table-row table:style-name="ro2">
          <table:table-cell office:value-type="string" calcext:value-type="string">
            <text:p>Lack of professional training in deprescribing strategies.;Resistance from mental health professionals themselves.;Lack of clear guidelines and action protocols.;</text:p>
          </table:table-cell>
          <table:table-cell office:value-type="string" calcext:value-type="string">
            <text:p>Yes, in individual cases with patients within my clinical practice.;</text:p>
          </table:table-cell>
          <table:table-cell office:value-type="string" calcext:value-type="string">
            <text:p>It is systematically reviewed for all patients with the possibility of adjustment or withdrawal.</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deprescribing.;Development of specific protocols in hospitals and mental health centers.;Increased access to non-pharmacological therapies and alternatives.;Greater involvement of patients and their families in decision-making.;Legislative reforms to guarantee the right to deprescribing and reduce coercive drug use.;</text:p>
          </table:table-cell>
          <table:table-cell/>
          <table:table-cell office:value-type="string" calcext:value-type="string">
            <text:p>Yes, I would like to receive the research results and training materials. ;Yes, I am interested in participating in further research or professional discussions on best practices. ;</text:p>
          </table:table-cell>
          <table:table-cell office:value-type="string" calcext:value-type="string">
            <text:p>martin.zinkler@t-online.de</text:p>
          </table:table-cell>
          <table:table-cell/>
        </table:table-row>
        <table:table-row table:style-name="ro2">
          <table:table-cell office:value-type="string" calcext:value-type="string">
            <text:p>Fear of relapses or negative consequences for patients.;Lack of accessible therapeutic alternatives for patients.;Lack of professional training in deprescribing strategies.;</text:p>
          </table:table-cell>
          <table:table-cell office:value-type="string" calcext:value-type="string">
            <text:p>Yes, in individual cases with patients within my clinical practice.;Yes, in formal deprescribing programs within my institution.;</text:p>
          </table:table-cell>
          <table:table-cell office:value-type="string" calcext:value-type="string">
            <text:p>It is occasionally reviewed, depending on the professional’s discretion.</text:p>
          </table:table-cell>
          <table:table-cell office:value-type="string" calcext:value-type="string">
            <text:p>Yes, but its implementation is limited and context-dependent.</text:p>
          </table:table-cell>
          <table:table-cell office:value-type="string" calcext:value-type="string">
            <text:p>Greater training and awareness for mental health professionals on deprescribing.;Greater involvement of patients and their families in decision-making.;Increased access to non-pharmacological therapies and alternatives.;</text:p>
          </table:table-cell>
          <table:table-cell/>
          <table:table-cell office:value-type="string" calcext:value-type="string">
            <text:p>Yes, I would like to receive the research results and training materials. ;</text:p>
          </table:table-cell>
          <table:table-cell office:value-type="string" calcext:value-type="string">
            <text:p>vibarojo@gmail.com</text:p>
          </table:table-cell>
          <table:table-cell/>
        </table:table-row>
        <table:table-row table:style-name="ro2">
          <table:table-cell office:value-type="string" calcext:value-type="string">
            <text:p>Resistance from mental health professionals themselves.;Influence of the pharmaceutical industry on clinical practice.;Lack of professional training in deprescribing strategies.;</text:p>
          </table:table-cell>
          <table:table-cell office:value-type="string" calcext:value-type="string">
            <text:p>No, but I would be interested in receiving training or participating in deprescribing initiatives.;</text:p>
          </table:table-cell>
          <table:table-cell office:value-type="string" calcext:value-type="string">
            <text:p>It is occasionally reviewed, depending on the professional’s discretion.</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deprescribing.;Development of specific protocols in hospitals and mental health centers.;Greater involvement of patients and their families in decision-making.;Legislative reforms to guarantee the right to deprescribing and reduce coercive drug use.;</text:p>
          </table:table-cell>
          <table:table-cell/>
          <table:table-cell office:value-type="string" calcext:value-type="string">
            <text:p>Yes, I would like to receive the research results and training materials. ;Yes, I am interested in participating in further research or professional discussions on best practices. ;</text:p>
          </table:table-cell>
          <table:table-cell office:value-type="string" calcext:value-type="string">
            <text:p>elenali.bo@gmail.com</text:p>
          </table:table-cell>
          <table:table-cell/>
        </table:table-row>
        <table:table-row table:style-name="ro2">
          <table:table-cell office:value-type="string" calcext:value-type="string">
            <text:p>Influence of the pharmaceutical industry on clinical practice.;Lack of accessible therapeutic alternatives for patients.;Resistance from mental health professionals themselves.;</text:p>
          </table:table-cell>
          <table:table-cell office:value-type="string" calcext:value-type="string">
            <text:p>No, but I would be interested in receiving training or participating in deprescribing initiatives.;</text:p>
          </table:table-cell>
          <table:table-cell office:value-type="string" calcext:value-type="string">
            <text:p>Medication reviews with a deprescribing focus are not conducted in my workplace.</text:p>
          </table:table-cell>
          <table:table-cell office:value-type="string" calcext:value-type="string">
            <text:p>No, and I do not believe it should be a priority in mental health.</text:p>
          </table:table-cell>
          <table:table-cell office:value-type="string" calcext:value-type="string">
            <text:p>Greater training and awareness for mental health professionals on deprescribing.;Legislative reforms to guarantee the right to deprescribing and reduce coercive drug use.;Development of specific protocols in hospitals and mental health centers.;</text:p>
          </table:table-cell>
          <table:table-cell/>
          <table:table-cell office:value-type="string" calcext:value-type="string">
            <text:p>Yes, I would like to receive the research results and training materials. ;</text:p>
          </table:table-cell>
          <table:table-cell office:value-type="string" calcext:value-type="string">
            <text:p>florian.wostry@gmx.net</text:p>
          </table:table-cell>
          <table:table-cell/>
        </table:table-row>
        <table:table-row table:style-name="ro2">
          <table:table-cell office:value-type="string" calcext:value-type="string">
            <text:p>Lack of professional training in deprescribing strategies.;Influence of the pharmaceutical industry on clinical practice.;Lack of clear guidelines and action protocols.;</text:p>
          </table:table-cell>
          <table:table-cell office:value-type="string" calcext:value-type="string">
            <text:p>No, but I would be interested in receiving training or participating in deprescribing initiatives.;</text:p>
          </table:table-cell>
          <table:table-cell office:value-type="string" calcext:value-type="string">
            <text:p>It is occasionally reviewed, depending on the professional’s discretion.</text:p>
          </table:table-cell>
          <table:table-cell office:value-type="string" calcext:value-type="string">
            <text:p>Yes, but its implementation is limited and context-dependent.</text:p>
          </table:table-cell>
          <table:table-cell office:value-type="string" calcext:value-type="string">
            <text:p>Greater training and awareness for mental health professionals on deprescribing.;Development of specific protocols in hospitals and mental health centers.;Increased access to non-pharmacological therapies and alternatives.;Legislative reforms to guarantee the right to deprescribing and reduce coercive drug use.;</text:p>
          </table:table-cell>
          <table:table-cell/>
          <table:table-cell office:value-type="string" calcext:value-type="string">
            <text:p>Yes, I would like to receive the research results and training materials. ;Yes, I am interested in participating in further research or professional discussions on best practices. ;</text:p>
          </table:table-cell>
          <table:table-cell office:value-type="string" calcext:value-type="string">
            <text:p>jotasmartiguez@gmail.com</text:p>
          </table:table-cell>
          <table:table-cell/>
        </table:table-row>
        <table:table-row table:style-name="ro2">
          <table:table-cell office:value-type="string" calcext:value-type="string">
            <text:p>Lack of professional training in deprescribing strategies.;Resistance from mental health professionals themselves.;Lack of clear guidelines and action protocols.;</text:p>
          </table:table-cell>
          <table:table-cell office:value-type="string" calcext:value-type="string">
            <text:p>Yes, in individual cases with patients within my clinical practice.;</text:p>
          </table:table-cell>
          <table:table-cell office:value-type="string" calcext:value-type="string">
            <text:p>It is occasionally reviewed, depending on the professional’s discretion.</text:p>
          </table:table-cell>
          <table:table-cell office:value-type="string" calcext:value-type="string">
            <text:p>No, the national strategy does not sufficiently address this issue.</text:p>
          </table:table-cell>
          <table:table-cell office:value-type="string" calcext:value-type="string">
            <text:p>Development of specific protocols in hospitals and mental health centers.;</text:p>
          </table:table-cell>
          <table:table-cell office:value-type="string" calcext:value-type="string">
            <text:p>It's such a confusing area , and I have been traumatised for not prescribing by being suspended , we need more protection </text:p>
          </table:table-cell>
          <table:table-cell office:value-type="string" calcext:value-type="string">
            <text:p>Yes, I would like to receive the research results and training materials. ;</text:p>
          </table:table-cell>
          <table:table-cell office:value-type="string" calcext:value-type="string">
            <text:p>drpjeyapaul@gmail.com</text:p>
          </table:table-cell>
          <table:table-cell/>
        </table:table-row>
        <table:table-row table:style-name="ro2">
          <table:table-cell table:number-columns-repeated="9"/>
        </table:table-row>
        <table:table-row table:style-name="ro2">
          <table:table-cell office:value-type="string" calcext:value-type="string">
            <text:p>Lack of professional training in deprescribing strategies.;</text:p>
          </table:table-cell>
          <table:table-cell office:value-type="string" calcext:value-type="string">
            <text:p>No, but I would be interested in receiving training or participating in deprescribing initiatives.;</text:p>
          </table:table-cell>
          <table:table-cell office:value-type="string" calcext:value-type="string">
            <text:p>Medication reviews with a deprescribing focus are not conducted in my workplace.</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deprescribing.;</text:p>
          </table:table-cell>
          <table:table-cell office:value-type="string" calcext:value-type="string">
            <text:p>My doctoral dissertation specifically addresses deprescribing and better mental health care policy</text:p>
          </table:table-cell>
          <table:table-cell office:value-type="string" calcext:value-type="string">
            <text:p>Yes, I would like to receive the research results and training materials. ;</text:p>
          </table:table-cell>
          <table:table-cell table:number-columns-repeated="2"/>
        </table:table-row>
        <table:table-row table:style-name="ro2">
          <table:table-cell office:value-type="string" calcext:value-type="string">
            <text:p>Resistance from mental health professionals themselves.;Fear of relapses or negative consequences for patients.;Lack of accessible therapeutic alternatives for patients.;</text:p>
          </table:table-cell>
          <table:table-cell office:value-type="string" calcext:value-type="string">
            <text:p>Yes, in individual cases with patients within my clinical practice.;</text:p>
          </table:table-cell>
          <table:table-cell office:value-type="string" calcext:value-type="string">
            <text:p>It is occasionally reviewed, depending on the professional’s discretion.</text:p>
          </table:table-cell>
          <table:table-cell office:value-type="string" calcext:value-type="string">
            <text:p>No, and I do not believe it should be a priority in mental health.</text:p>
          </table:table-cell>
          <table:table-cell office:value-type="string" calcext:value-type="string">
            <text:p>Greater training and awareness for mental health professionals on <text:s/>shared decision making and  deprescribing.;Increased access to non-pharmacological therapies and alternatives.;Greater involvement of patients and their families in decision-making.;Creation of specialized deprescribing units within the healthcare system.;Legislative reforms to guarantee the right to  shared decision making,  deprescribing and reduce coercive drug use.;Development of specific protocols in hospitals and mental health centers.;</text:p>
          </table:table-cell>
          <table:table-cell/>
          <table:table-cell office:value-type="string" calcext:value-type="string">
            <text:p>Yes, I would like to receive the research results and training materials. ;</text:p>
          </table:table-cell>
          <table:table-cell office:value-type="string" calcext:value-type="string">
            <text:p>direccion@saludmentalrioja.org</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Influence of the pharmaceutical industry on clinical practice.;Lack of accessible therapeutic alternatives for patients.;Lack of clear guidelines and action protocols.;</text:p>
          </table:table-cell>
          <table:table-cell office:value-type="string" calcext:value-type="string">
            <text:p>No, but I would be interested in receiving training or participating in deprescribing initiatives.;</text:p>
          </table:table-cell>
          <table:table-cell office:value-type="string" calcext:value-type="string">
            <text:p>Medication reviews with a deprescribing focus are not conducted in my workplace.</text:p>
          </table:table-cell>
          <table:table-cell office:value-type="string" calcext:value-type="string">
            <text:p>No, the national strategy does not sufficiently address this issue.</text:p>
          </table:table-cell>
          <table:table-cell office:value-type="string" calcext:value-type="string">
            <text:p>Increased access to non-pharmacological therapies and alternatives.;Creation of specialized deprescribing units within the healthcare system.;Legislative reforms to guarantee the right to  shared decision making,  deprescribing and reduce coercive drug use.;Development of specific protocols in hospitals and mental health centers.;Greater training and awareness for mental health professionals on <text:s/>shared decision making and  deprescribing.;</text:p>
          </table:table-cell>
          <table:table-cell office:value-type="string" calcext:value-type="string">
            <text:p>Es muy importante revisar el poder de la psiquiatría en el mundo actual y la incapacidad de cuestionar cualquier decisión. La entidad psiquiátrica <text:s/>es muy poderosa y respectada, pero también deberían ser las personas diagnosticadas por ellos, no es una relación simétrica, hay un discurso del saber como muy superior a los demás.</text:p>
          </table:table-cell>
          <table:table-cell office:value-type="string" calcext:value-type="string">
            <text:p>Yes, I am interested in participating in further research or professional discussions on best practices. ;</text:p>
          </table:table-cell>
          <table:table-cell office:value-type="string" calcext:value-type="string">
            <text:p>alananerirj@hotmail.com</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professional training in such strategies.;Resistance from mental health professionals themselves.;Lack of clear guidelines and action protocols.;</text:p>
          </table:table-cell>
          <table:table-cell office:value-type="string" calcext:value-type="string">
            <text:p>No, but I would be interested in receiving training or participating in deprescribing initiatives.;</text:p>
          </table:table-cell>
          <table:table-cell office:value-type="string" calcext:value-type="string">
            <text:p>It is occasionally reviewed, depending on the professional’s discretion.</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Development of specific protocols in hospitals and mental health centers.;Creation of specialized deprescribing units within the healthcare system.;</text:p>
          </table:table-cell>
          <table:table-cell/>
          <table:table-cell office:value-type="string" calcext:value-type="string">
            <text:p>Yes, I would like to receive the research results and training materials. ;</text:p>
          </table:table-cell>
          <table:table-cell office:value-type="string" calcext:value-type="string">
            <text:p>josevimuol@cop.es</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3">
          <table:table-cell office:value-type="string" calcext:value-type="string">
            <text:p>Lack of professional training in such strategies.;Resistance from mental health professionals themselves.;Influence of the pharmaceutical industry on clinical practice.;</text:p>
          </table:table-cell>
          <table:table-cell office:value-type="string" calcext:value-type="string">
            <text:p>No, but I would be interested in receiving training or participating in deprescribing initiatives.;</text:p>
          </table:table-cell>
          <table:table-cell office:value-type="string" calcext:value-type="string">
            <text:p>It is occasionally reviewed, depending on the professional’s discretion.</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Creation of specialized deprescribing units within the healthcare system.;Legislative reforms to guarantee the right to  shared decision making,  deprescribing and reduce coercive drug use.;</text:p>
          </table:table-cell>
          <table:table-cell table:style-name="ce1" office:value-type="string" calcext:value-type="string">
            <text:p>alta de formación y educación continua del personal de salud:</text:p>
            <text:p/>
            <text:p>Muchos profesionales de la salud, especialmente en sistemas de atención primaria, pueden no estar suficientemente capacitados para identificar diagnósticos erróneos, aplicar la deprescripción de forma adecuada o abordar los problemas asociados con la sobrediagnosticación y la sobreprescripción. La formación continua es crucial para que los profesionales comprendan los riesgos de la sobrediagnosticación, cómo realizar deprescripción de manera segura y cómo involucrar al paciente en decisiones compartidas.En muchas instituciones de salud, las políticas tradicionales favorecen el tratamiento farmacológico como la primera línea de acción. Los sistemas de salud están profundamente arraigados en prácticas que priorizan el tratamiento médico sobre enfoques no farmacológicos, como la psicoterapia o las intervenciones de estilo de vida. Esta resistencia cultural y estructural a cambiar la forma en que se prescribe o a reducir tratamientos farmacológicos puede dificultar la implementación de nuevas políticas.Además, la falta de incentivos para las instituciones de salud en términos de resultados medibles o recompensas por la deprescripción puede ser una barrera significativa.Muchos pacientes, especialmente aquellos que han estado tomando medicamentos durante mucho tiempo, pueden temer la interrupción del tratamiento debido a la ansiedad sobre una posible recaída o el miedo a los síntomas de abstinencia. Estos temores pueden dificultar que acepten la deprescripción o la reducción de dosis, incluso si los beneficios a largo plazo son evidentes. Además, algunos pacientes pueden ser reacios a cuestionar las decisiones médicas debido a la confianza en los profesionales de la salud o el temor de ser vistos como difíciles de tratar.Las presiones de la industria farmacéutica juegan un papel importante en la sobreprescripción de medicamentos. Las estrategias de marketing y los incentivos a los profesionales de la salud para recetar ciertos fármacos pueden interferir con la implementación de políticas de deprescripción. Las grandes empresas farmacéuticas tienen un poder considerable para influir en las prácticas de prescripción a través de promociones y otras tácticas comerciales.</text:p>
            <text:p/>
            <text:p/>
          </table:table-cell>
          <table:table-cell office:value-type="string" calcext:value-type="string">
            <text:p>Yes, I am interested in participating in further research or professional discussions on best practices. ;</text:p>
          </table:table-cell>
          <table:table-cell office:value-type="string" calcext:value-type="string">
            <text:p>alejandritamartinezgandolfi@hotmail.com </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Influence of the pharmaceutical industry on clinical practice.;Lack of professional training in such strategies.;Resistance from mental health professionals themselves.;</text:p>
          </table:table-cell>
          <table:table-cell office:value-type="string" calcext:value-type="string">
            <text:p>No, but I would be interested in receiving training or participating in deprescribing initiatives.;</text:p>
          </table:table-cell>
          <table:table-cell office:value-type="string" calcext:value-type="string">
            <text:p>It is occasionally reviewed, depending on the professional’s discretion.</text:p>
          </table:table-cell>
          <table:table-cell office:value-type="string" calcext:value-type="string">
            <text:p>Yes, there is a clear and well-implemented policy in this regard.</text:p>
          </table:table-cell>
          <table:table-cell office:value-type="string" calcext:value-type="string">
            <text:p>Greater training and awareness for mental health professionals on <text:s/>shared decision making and  deprescribing.;Increased access to non-pharmacological therapies and alternatives.;Greater involvement of patients and their families in decision-making.;Creation of specialized deprescribing units within the healthcare system.;Legislative reforms to guarantee the right to  shared decision making,  deprescribing and reduce coercive drug use.;Development of specific protocols in hospitals and mental health centers.;</text:p>
          </table:table-cell>
          <table:table-cell/>
          <table:table-cell office:value-type="string" calcext:value-type="string">
            <text:p>Yes, I would like to receive the research results and training materials. ;Yes, I am interested in participating in further research or professional discussions on best practices. ;</text:p>
          </table:table-cell>
          <table:table-cell office:value-type="string" calcext:value-type="string">
            <text:p>Skybleed.sw@gmail.com</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Resistance from mental health professionals themselves.;</text:p>
          </table:table-cell>
          <table:table-cell office:value-type="string" calcext:value-type="string">
            <text:p>Yes, in individual cases with patients within my clinical practice.;</text:p>
          </table:table-cell>
          <table:table-cell office:value-type="string" calcext:value-type="string">
            <text:p>It is occasionally reviewed, depending on the professional’s discretion.</text:p>
          </table:table-cell>
          <table:table-cell office:value-type="string" calcext:value-type="string">
            <text:p>Yes, but its implementation is limited and context-dependent.</text:p>
          </table:table-cell>
          <table:table-cell office:value-type="string" calcext:value-type="string">
            <text:p>Greater training and awareness for mental health professionals on <text:s/>shared decision making and  deprescribing.;</text:p>
          </table:table-cell>
          <table:table-cell/>
          <table:table-cell office:value-type="string" calcext:value-type="string">
            <text:p>Yes, I would like to receive the research results and training materials. ;</text:p>
          </table:table-cell>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text:p>
          </table:table-cell>
        </table:table-row>
        <table:table-row table:style-name="ro2">
          <table:table-cell office:value-type="string" calcext:value-type="string">
            <text:p>Lack of professional training in such strategies.;Lack of clear guidelines and action protocols.;Lack of accessible therapeutic alternatives for patients.;</text:p>
          </table:table-cell>
          <table:table-cell office:value-type="string" calcext:value-type="string">
            <text:p>No, but I would be interested in receiving training or participating in deprescribing initiatives.;</text:p>
          </table:table-cell>
          <table:table-cell office:value-type="string" calcext:value-type="string">
            <text:p>It is reviewed only if the patient explicitly requests it.</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Development of specific protocols in hospitals and mental health centers.;Increased access to non-pharmacological therapies and alternatives.;</text:p>
          </table:table-cell>
          <table:table-cell/>
          <table:table-cell office:value-type="string" calcext:value-type="string">
            <text:p>Yes, I would like to receive the research results and training materials. ;No, I prefer not to receive further communication. ;</text:p>
          </table:table-cell>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Fear of relapses or negative consequences for patients.;Lack of accessible therapeutic alternatives for patients.;Rejection or fear from patients or their families.;</text:p>
          </table:table-cell>
          <table:table-cell office:value-type="string" calcext:value-type="string">
            <text:p>Yes, in formal deprescribing programs within my institution.;</text:p>
          </table:table-cell>
          <table:table-cell office:value-type="string" calcext:value-type="string">
            <text:p>It is systematically reviewed for all patients with the possibility of adjustment or withdrawal.</text:p>
          </table:table-cell>
          <table:table-cell office:value-type="string" calcext:value-type="string">
            <text:p>Yes, but its implementation is limited and context-dependent.</text:p>
          </table:table-cell>
          <table:table-cell office:value-type="string" calcext:value-type="string">
            <text:p>Increased access to non-pharmacological therapies and alternatives.;Greater involvement of patients and their families in decision-making.;Creation of specialized deprescribing units within the healthcare system.;Legislative reforms to guarantee the right to  shared decision making,  deprescribing and reduce coercive drug use.;</text:p>
          </table:table-cell>
          <table:table-cell table:number-columns-repeated="3"/>
          <table:table-cell office:value-type="string" calcext:value-type="string">
            <text:p>I declare that I have understood all the information provided and that I give this consent freely and knowingly.;I consent to my responses being used exclusively for academic and scientific purposes within the context of this study, and authorize my anonymized data to be reused in future research related to this topic.;</text:p>
          </table:table-cell>
        </table:table-row>
        <table:table-row table:style-name="ro2">
          <table:table-cell office:value-type="string" calcext:value-type="string">
            <text:p>Fear of relapses or negative consequences for patients.;Lack of accessible therapeutic alternatives for patients.;Rejection or fear from patients or their families.;</text:p>
          </table:table-cell>
          <table:table-cell office:value-type="string" calcext:value-type="string">
            <text:p>Yes, in individual cases with patients within my clinical practice.;</text:p>
          </table:table-cell>
          <table:table-cell office:value-type="string" calcext:value-type="string">
            <text:p>It is systematically reviewed for all patients with the possibility of adjustment or withdrawal.</text:p>
          </table:table-cell>
          <table:table-cell office:value-type="string" calcext:value-type="string">
            <text:p>No, the national strategy does not sufficiently address this issue.</text:p>
          </table:table-cell>
          <table:table-cell office:value-type="string" calcext:value-type="string">
            <text:p>Development of specific protocols in hospitals and mental health centers.;Legislative reforms to guarantee the right to  shared decision making,  deprescribing and reduce coercive drug use.;</text:p>
          </table:table-cell>
          <table:table-cell/>
          <table:table-cell office:value-type="string" calcext:value-type="string">
            <text:p>No, I prefer not to receive further communication. ;</text:p>
          </table:table-cell>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Resistance from mental health professionals themselves.;Influence of the pharmaceutical industry on clinical practice.;Lack of accessible therapeutic alternatives for patients.;</text:p>
          </table:table-cell>
          <table:table-cell office:value-type="string" calcext:value-type="string">
            <text:p>Yes, in individual cases with patients within my clinical practice.;</text:p>
          </table:table-cell>
          <table:table-cell office:value-type="string" calcext:value-type="string">
            <text:p>It is occasionally reviewed, depending on the professional’s discretion.</text:p>
          </table:table-cell>
          <table:table-cell office:value-type="string" calcext:value-type="string">
            <text:p>Yes, but its implementation is limited and context-dependent.</text:p>
          </table:table-cell>
          <table:table-cell office:value-type="string" calcext:value-type="string">
            <text:p>Development of specific protocols in hospitals and mental health centers.;Increased access to non-pharmacological therapies and alternatives.;Greater involvement of patients and their families in decision-making.;</text:p>
          </table:table-cell>
          <table:table-cell table:number-columns-repeated="3"/>
          <table:table-cell office:value-type="string" calcext:value-type="string">
            <text:p>I consent to my responses being used exclusively for academic and scientific purposes within the context of this study, and authorize my anonymized data to be reused in future research related to this topic.;</text:p>
          </table:table-cell>
        </table:table-row>
        <table:table-row table:style-name="ro2">
          <table:table-cell office:value-type="string" calcext:value-type="string">
            <text:p>Lack of clear guidelines and action protocols.;</text:p>
          </table:table-cell>
          <table:table-cell office:value-type="string" calcext:value-type="string">
            <text:p>Yes, in formal deprescribing programs within my institution.;</text:p>
          </table:table-cell>
          <table:table-cell office:value-type="string" calcext:value-type="string">
            <text:p>It is systematically reviewed for all patients with the possibility of adjustment or withdrawal.</text:p>
          </table:table-cell>
          <table:table-cell office:value-type="string" calcext:value-type="string">
            <text:p>No, the national strategy does not sufficiently address this issue.</text:p>
          </table:table-cell>
          <table:table-cell office:value-type="string" calcext:value-type="string">
            <text:p>Development of specific protocols in hospitals and mental health centers.;</text:p>
          </table:table-cell>
          <table:table-cell office:value-type="string" calcext:value-type="string">
            <text:p>insisto en que me gustaría tener los datos oficiales en que han apoyado las afirmaciones de las páginas anteriores</text:p>
          </table:table-cell>
          <table:table-cell office:value-type="string" calcext:value-type="string">
            <text:p>Yes, I would like to receive the research results and training materials. ;Yes, I am interested in participating in further research or professional discussions on best practices. ;</text:p>
          </table:table-cell>
          <table:table-cell office:value-type="string" calcext:value-type="string">
            <text:p>jcleza@med.ucm.es</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Resistance from mental health professionals themselves.;Influence of the pharmaceutical industry on clinical practice.;Lack of accessible therapeutic alternatives for patients.;</text:p>
          </table:table-cell>
          <table:table-cell office:value-type="string" calcext:value-type="string">
            <text:p>Yes, in individual cases with patients within my clinical practice.;</text:p>
          </table:table-cell>
          <table:table-cell office:value-type="string" calcext:value-type="string">
            <text:p>Medication reviews with a deprescribing focus are not conducted in my workplace.</text:p>
          </table:table-cell>
          <table:table-cell office:value-type="string" calcext:value-type="string">
            <text:p>No, the national strategy does not sufficiently address this issue.</text:p>
          </table:table-cell>
          <table:table-cell office:value-type="string" calcext:value-type="string">
            <text:p>Increased access to non-pharmacological therapies and alternatives.;Creation of specialized deprescribing units within the healthcare system.;Greater involvement of patients and their families in decision-making.;</text:p>
          </table:table-cell>
          <table:table-cell/>
          <table:table-cell office:value-type="string" calcext:value-type="string">
            <text:p>No, I prefer not to receive further communication. ;</text:p>
          </table:table-cell>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accessible therapeutic alternatives for patients.;Recursos sociales, educativos, laborales de apoyo en el domicilio, de apoyo directo a las familias en sus domicilios, ludicos y ocupacionales, servicios de recuperación comunitaria;Lack of professional training in such strategies.;</text:p>
          </table:table-cell>
          <table:table-cell office:value-type="string" calcext:value-type="string">
            <text:p>Yes, in individual cases with patients within my clinical practice.;</text:p>
          </table:table-cell>
          <table:table-cell office:value-type="string" calcext:value-type="string">
            <text:p>It is occasionally reviewed, depending on the professional’s discretion.</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Increased access to non-pharmacological therapies and alternatives.;Greater involvement of patients and their families in decision-making.;Politicas de recursos sociales-laborales/ocupacionales- educativas;</text:p>
          </table:table-cell>
          <table:table-cell office:value-type="string" calcext:value-type="string">
            <text:p>Creo que se focaliza sesgadamente el problema como si solo fuera un tema de formación o evitación por parte de los profesionales o los propios usuarios. El gran problema de la psiquiatrización actual a través de los fármacos es: la precariedad de recursos no farmacológicos, la escasez de respuesta a todos los elementos psicosociales, económicos de vivienda, de educación, laborales o condiciones estructurales que afectan a las personas tratadas y sus familias; precariedad de dotación de personal especializado ( en instituciones de lugar de vida o de atención ambulatoria y en el domicilio) que provocan iatrogenia claramente y que a la vez actúan como presión para que ante la ausencia de estos medios la contención sea con demandas de farmacología. No digo que no falte formación en profesionales y personas o familias afectadas, pero no es el principal escoyo a superar.</text:p>
          </table:table-cell>
          <table:table-cell office:value-type="string" calcext:value-type="string">
            <text:p>Yes, I would like to receive the research results and training materials. ;</text:p>
          </table:table-cell>
          <table:table-cell office:value-type="string" calcext:value-type="string">
            <text:p>mberruezo@asmhg.com</text:p>
          </table:table-cell>
          <table:table-cell office:value-type="string" calcext:value-type="string">
            <text:p>I declare that I have understood all the information provided and that I give this consent freely and knowingly.;</text:p>
          </table:table-cell>
        </table:table-row>
        <table:table-row table:style-name="ro2">
          <table:table-cell office:value-type="string" calcext:value-type="string">
            <text:p>Resistance from mental health professionals themselves.;Fear of relapses or negative consequences for patients.;Lack of accessible therapeutic alternatives for patients.;</text:p>
          </table:table-cell>
          <table:table-cell office:value-type="string" calcext:value-type="string">
            <text:p>Yes, in individual cases with patients within my clinical practice.;</text:p>
          </table:table-cell>
          <table:table-cell office:value-type="string" calcext:value-type="string">
            <text:p>It is systematically reviewed for all patients with the possibility of adjustment or withdrawal.</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Development of specific protocols in hospitals and mental health centers.;Increased access to non-pharmacological therapies and alternatives.;Greater involvement of patients and their families in decision-making.;Creation of specialized deprescribing units within the healthcare system.;Legislative reforms to guarantee the right to  shared decision making,  deprescribing and reduce coercive drug use.;</text:p>
          </table:table-cell>
          <table:table-cell/>
          <table:table-cell office:value-type="string" calcext:value-type="string">
            <text:p>Yes, I would like to receive the research results and training materials. ;Yes, I am interested in participating in further research or professional discussions on best practices. ;</text:p>
          </table:table-cell>
          <table:table-cell office:value-type="string" calcext:value-type="string">
            <text:p>joseberdullas@outlook.com</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professional training in such strategies.;Lack of accessible therapeutic alternatives for patients.;Lack of clear guidelines and action protocols.;</text:p>
          </table:table-cell>
          <table:table-cell office:value-type="string" calcext:value-type="string">
            <text:p>No, but I would be interested in receiving training or participating in deprescribing initiatives.;</text:p>
          </table:table-cell>
          <table:table-cell office:value-type="string" calcext:value-type="string">
            <text:p>Medication reviews with a deprescribing focus are not conducted in my workplace.</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Increased access to non-pharmacological therapies and alternatives.;Greater involvement of patients and their families in decision-making.;</text:p>
          </table:table-cell>
          <table:table-cell office:value-type="string" calcext:value-type="string">
            <text:p>Exceso de medicación sin la oportunidad de tener otras alternativas de tratamiento. Aspecto que se ve más en población con bajos recursos.</text:p>
          </table:table-cell>
          <table:table-cell office:value-type="string" calcext:value-type="string">
            <text:p>Yes, I would like to receive the research results and training materials. ;Yes, I am interested in participating in further research or professional discussions on best practices. ;</text:p>
          </table:table-cell>
          <table:table-cell office:value-type="string" calcext:value-type="string">
            <text:p>nirzaranirzara@gmail.com</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accessible therapeutic alternatives for patients.;Fear of relapses or negative consequences for patients.;Lack of clear guidelines and action protocols.;</text:p>
          </table:table-cell>
          <table:table-cell office:value-type="string" calcext:value-type="string">
            <text:p>No, and I do not consider deprescribing a need in mental health.;</text:p>
          </table:table-cell>
          <table:table-cell office:value-type="string" calcext:value-type="string">
            <text:p>It is systematically reviewed for all patients with the possibility of adjustment or withdrawal.</text:p>
          </table:table-cell>
          <table:table-cell office:value-type="string" calcext:value-type="string">
            <text:p>Yes, but its implementation is limited and context-dependent.</text:p>
          </table:table-cell>
          <table:table-cell office:value-type="string" calcext:value-type="string">
            <text:p>Increased access to non-pharmacological therapies and alternatives.;Greater training and awareness for mental health professionals on <text:s/>shared decision making and  deprescribing.;Development of specific protocols in hospitals and mental health centers.;</text:p>
          </table:table-cell>
          <table:table-cell/>
          <table:table-cell office:value-type="string" calcext:value-type="string">
            <text:p>No, I prefer not to receive further communication. ;</text:p>
          </table:table-cell>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professional training in such strategies.;Influence of the pharmaceutical industry on clinical practice.;Resistance from mental health professionals themselves.;</text:p>
          </table:table-cell>
          <table:table-cell office:value-type="string" calcext:value-type="string">
            <text:p>No, but I would be interested in receiving training or participating in deprescribing initiatives.;</text:p>
          </table:table-cell>
          <table:table-cell office:value-type="string" calcext:value-type="string">
            <text:p>Medication reviews with a deprescribing focus are not conducted in my workplace.</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Increased access to non-pharmacological therapies and alternatives.;Greater involvement of patients and their families in decision-making.;</text:p>
          </table:table-cell>
          <table:table-cell office:value-type="string" calcext:value-type="string">
            <text:p>Necesitamos procesos judiciales. Lo que ocurre en salud mental (y otros ámbitos de la medicina) no tiene nombre. Hay que ponerle freno, y dar un mensaje claro.</text:p>
          </table:table-cell>
          <table:table-cell office:value-type="string" calcext:value-type="string">
            <text:p>No, I prefer not to receive further communication. ;</text:p>
          </table:table-cell>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Resistance from mental health professionals themselves.;Fear of relapses or negative consequences for patients.;Lack of accessible therapeutic alternatives for patients.;</text:p>
          </table:table-cell>
          <table:table-cell office:value-type="string" calcext:value-type="string">
            <text:p>Yes, in individual cases with patients within my clinical practice.;</text:p>
          </table:table-cell>
          <table:table-cell office:value-type="string" calcext:value-type="string">
            <text:p>It is occasionally reviewed, depending on the professional’s discretion.</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Increased access to non-pharmacological therapies and alternatives.;Greater involvement of patients and their families in decision-making.;Abolir el capitalismo.;</text:p>
          </table:table-cell>
          <table:table-cell/>
          <table:table-cell office:value-type="string" calcext:value-type="string">
            <text:p>No, I prefer not to receive further communication. ;</text:p>
          </table:table-cell>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professional training in such strategies.;Influence of the pharmaceutical industry on clinical practice.;Lack of accessible therapeutic alternatives for patients.;</text:p>
          </table:table-cell>
          <table:table-cell office:value-type="string" calcext:value-type="string">
            <text:p>No, but I would be interested in receiving training or participating in deprescribing initiatives.;</text:p>
          </table:table-cell>
          <table:table-cell office:value-type="string" calcext:value-type="string">
            <text:p>It is occasionally reviewed, depending on the professional’s discretion.</text:p>
          </table:table-cell>
          <table:table-cell office:value-type="string" calcext:value-type="string">
            <text:p>No, the national strategy does not sufficiently address this issue.</text:p>
          </table:table-cell>
          <table:table-cell office:value-type="string" calcext:value-type="string">
            <text:p>Increased access to non-pharmacological therapies and alternatives.;Legislative reforms to guarantee the right to  shared decision making,  deprescribing and reduce coercive drug use.;Greater training and awareness for mental health professionals on <text:s/>shared decision making and  deprescribing.;Mayor formación en profesionales de otras especialidades;</text:p>
          </table:table-cell>
          <table:table-cell/>
          <table:table-cell office:value-type="string" calcext:value-type="string">
            <text:p>Yes, I would like to receive the research results and training materials. ;</text:p>
          </table:table-cell>
          <table:table-cell office:value-type="string" calcext:value-type="string">
            <text:p>oihane.nuin.saenz@navarra.es</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professional training in such strategies.;Lack of clear guidelines and action protocols.;Lack of accessible therapeutic alternatives for patients.;</text:p>
          </table:table-cell>
          <table:table-cell office:value-type="string" calcext:value-type="string">
            <text:p>No, but I would be interested in receiving training or participating in deprescribing initiatives.;</text:p>
          </table:table-cell>
          <table:table-cell office:value-type="string" calcext:value-type="string">
            <text:p>It is occasionally reviewed, depending on the professional’s discretion.</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Increased access to non-pharmacological therapies and alternatives.;Development of specific protocols in hospitals and mental health centers.;Greater involvement of patients and their families in decision-making.;Legislative reforms to guarantee the right to  shared decision making,  deprescribing and reduce coercive drug use.;</text:p>
          </table:table-cell>
          <table:table-cell office:value-type="string" calcext:value-type="string">
            <text:p>Creo que la principal dificultad reside en la falta de formación e información de los profesionales en las investigaciones y resultados que de ellas se derivan y que modificarían nuestra practica clinica. creo que el miedo al cambio no solo esta en los pacientes sino también en los profesionales que tendrían que abordar un modelo de asistencia muy diferente basad en el consenso de las decisiones . No creo que sea lo único pero me parece que hay que empezar por eso</text:p>
          </table:table-cell>
          <table:table-cell office:value-type="string" calcext:value-type="string">
            <text:p>Yes, I am interested in participating in further research or professional discussions on best practices. ;</text:p>
          </table:table-cell>
          <table:table-cell office:value-type="string" calcext:value-type="string">
            <text:p>carmartisa@gmail.com </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professional training in such strategies.;Lack of accessible therapeutic alternatives for patients.;Fear of relapses or negative consequences for patients.;</text:p>
          </table:table-cell>
          <table:table-cell office:value-type="string" calcext:value-type="string">
            <text:p>Yes, in individual cases with patients within my clinical practice.;</text:p>
          </table:table-cell>
          <table:table-cell office:value-type="string" calcext:value-type="string">
            <text:p>It is occasionally reviewed, depending on the professional’s discretion.</text:p>
          </table:table-cell>
          <table:table-cell office:value-type="string" calcext:value-type="string">
            <text:p>Yes, but its implementation is limited and context-dependent.</text:p>
          </table:table-cell>
          <table:table-cell office:value-type="string" calcext:value-type="string">
            <text:p>Greater training and awareness for mental health professionals on <text:s/>shared decision making and  deprescribing.;Greater involvement of patients and their families in decision-making.;Legislative reforms to guarantee the right to  shared decision making,  deprescribing and reduce coercive drug use.;</text:p>
          </table:table-cell>
          <table:table-cell office:value-type="string" calcext:value-type="string">
            <text:p>Formación, más RRHH, cuidado con pasarse</text:p>
          </table:table-cell>
          <table:table-cell table:number-columns-repeated="2"/>
          <table:table-cell office:value-type="string" calcext:value-type="string">
            <text:p>I declare that I have understood all the information provided and that I give this consent freely and knowingly.;I consent to my responses being used exclusively for academic and scientific purposes within the context of this study, and authorize my anonymized data to be reused in future research related to this topic.;</text:p>
          </table:table-cell>
        </table:table-row>
        <table:table-row table:style-name="ro2">
          <table:table-cell office:value-type="string" calcext:value-type="string">
            <text:p>Influence of the pharmaceutical industry on clinical practice.;Lack of accessible therapeutic alternatives for patients.;Resistance from mental health professionals themselves.;</text:p>
          </table:table-cell>
          <table:table-cell office:value-type="string" calcext:value-type="string">
            <text:p>No, but I would be interested in receiving training or participating in deprescribing initiatives.;</text:p>
          </table:table-cell>
          <table:table-cell office:value-type="string" calcext:value-type="string">
            <text:p>It is reviewed only if the patient explicitly requests it.</text:p>
          </table:table-cell>
          <table:table-cell office:value-type="string" calcext:value-type="string">
            <text:p>No, the national strategy does not sufficiently address this issue.</text:p>
          </table:table-cell>
          <table:table-cell office:value-type="string" calcext:value-type="string">
            <text:p>Increased access to non-pharmacological therapies and alternatives.;Development of specific protocols in hospitals and mental health centers.;Greater training and awareness for mental health professionals on <text:s/>shared decision making and  deprescribing.;Creation of specialized deprescribing units within the healthcare system.;Legislative reforms to guarantee the right to  shared decision making,  deprescribing and reduce coercive drug use.;</text:p>
          </table:table-cell>
          <table:table-cell office:value-type="string" calcext:value-type="string">
            <text:p>Muchas gracias por la iniciativa </text:p>
          </table:table-cell>
          <table:table-cell office:value-type="string" calcext:value-type="string">
            <text:p>Yes, I would like to receive the research results and training materials. ;</text:p>
          </table:table-cell>
          <table:table-cell office:value-type="string" calcext:value-type="string">
            <text:p>Susanmartinsanchez@gmail.com</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Resistance from mental health professionals themselves.;Lack of accessible therapeutic alternatives for patients.;Fear of relapses or negative consequences for patients.;</text:p>
          </table:table-cell>
          <table:table-cell office:value-type="string" calcext:value-type="string">
            <text:p>Yes, in individual cases with patients within my clinical practice.;</text:p>
          </table:table-cell>
          <table:table-cell office:value-type="string" calcext:value-type="string">
            <text:p>It is reviewed only if the patient explicitly requests it.</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Increased access to non-pharmacological therapies and alternatives.;Legislative reforms to guarantee the right to  shared decision making,  deprescribing and reduce coercive drug use.;</text:p>
          </table:table-cell>
          <table:table-cell office:value-type="string" calcext:value-type="string">
            <text:p>Hace unos dias tuvimos una reunión con un representante de la USM de Jaen , ante las reivindicaciones de pacientes y familiares recibimos amenazas. Hay que cambiar o modificar las USM, sus profesionales y la falta de humanidad que expresan a sus pacientes. Todo esta justificado par ellos</text:p>
          </table:table-cell>
          <table:table-cell office:value-type="string" calcext:value-type="string">
            <text:p>Yes, I would like to receive the research results and training materials. ;</text:p>
          </table:table-cell>
          <table:table-cell office:value-type="string" calcext:value-type="string">
            <text:p>afemac14@yahoo.es</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Influence of the pharmaceutical industry on clinical practice.;Resistance from mental health professionals themselves.;Rejection or fear from patients or their families.;</text:p>
          </table:table-cell>
          <table:table-cell office:value-type="string" calcext:value-type="string">
            <text:p>No, but I would be interested in receiving training or participating in deprescribing initiatives.;Yes, in individual cases with patients within my clinical practice.;</text:p>
          </table:table-cell>
          <table:table-cell office:value-type="string" calcext:value-type="string">
            <text:p>Medication reviews with a deprescribing focus are not conducted in my workplace.</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Increased access to non-pharmacological therapies and alternatives.;Greater involvement of patients and their families in decision-making.;Legislative reforms to guarantee the right to  shared decision making,  deprescribing and reduce coercive drug use.;</text:p>
          </table:table-cell>
          <table:table-cell office:value-type="string" calcext:value-type="string">
            <text:p>I am currently retired from practice in the UK as an Emergency Physician. There is a great deal of resistance to the concept that psychiatric drugs are harmful in the UK. In addition most doctors do not believe that psychiatric drugs are harmful, and have little interest in making this standard practice. Many doctors cite that they are 'too busy' as the reason that they cannot fully adopt shared decision-making, and therefore continue to use psychiatric drugs without due consideration to the long-term consequences. <text:s/></text:p>
          </table:table-cell>
          <table:table-cell office:value-type="string" calcext:value-type="string">
            <text:p>No, I prefer not to receive further communication. ;</text:p>
          </table:table-cell>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professional training in such strategies.;Fear of relapses or negative consequences for patients.;Lack of accessible therapeutic alternatives for patients.;</text:p>
          </table:table-cell>
          <table:table-cell office:value-type="string" calcext:value-type="string">
            <text:p>No, but I would be interested in receiving training or participating in deprescribing initiatives.;</text:p>
          </table:table-cell>
          <table:table-cell office:value-type="string" calcext:value-type="string">
            <text:p>It is systematically reviewed for all patients with the possibility of adjustment or withdrawal.</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Development of specific protocols in hospitals and mental health centers.;Increased access to non-pharmacological therapies and alternatives.;Greater involvement of patients and their families in decision-making.;Creation of specialized deprescribing units within the healthcare system.;Legislative reforms to guarantee the right to  shared decision making,  deprescribing and reduce coercive drug use.;</text:p>
          </table:table-cell>
          <table:table-cell/>
          <table:table-cell office:value-type="string" calcext:value-type="string">
            <text:p>Yes, I would like to receive the research results and training materials. ;</text:p>
          </table:table-cell>
          <table:table-cell office:value-type="string" calcext:value-type="string">
            <text:p>Josefa.porter@gmail.com</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professional training in such strategies.;Resistance from mental health professionals themselves.;Influence of the pharmaceutical industry on clinical practice.;</text:p>
          </table:table-cell>
          <table:table-cell office:value-type="string" calcext:value-type="string">
            <text:p>No, but I would be interested in receiving training or participating in deprescribing initiatives.;</text:p>
          </table:table-cell>
          <table:table-cell office:value-type="string" calcext:value-type="string">
            <text:p>Medication reviews with a deprescribing focus are not conducted in my workplace.</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Increased access to non-pharmacological therapies and alternatives.;Legislative reforms to guarantee the right to  shared decision making,  deprescribing and reduce coercive drug use.;</text:p>
          </table:table-cell>
          <table:table-cell/>
          <table:table-cell office:value-type="string" calcext:value-type="string">
            <text:p>No, I prefer not to receive further communication. ;</text:p>
          </table:table-cell>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professional training in such strategies.;Resistance from mental health professionals themselves.;Lack of accessible therapeutic alternatives for patients.;</text:p>
          </table:table-cell>
          <table:table-cell office:value-type="string" calcext:value-type="string">
            <text:p>Yes, in individual cases with patients within my clinical practice.;Yes, in formal deprescribing programs within my institution.;</text:p>
          </table:table-cell>
          <table:table-cell office:value-type="string" calcext:value-type="string">
            <text:p>It is occasionally reviewed, depending on the professional’s discretion.</text:p>
          </table:table-cell>
          <table:table-cell office:value-type="string" calcext:value-type="string">
            <text:p>Yes, but its implementation is limited and context-dependent.</text:p>
          </table:table-cell>
          <table:table-cell office:value-type="string" calcext:value-type="string">
            <text:p>Greater training and awareness for mental health professionals on <text:s/>shared decision making and  deprescribing.;Development of specific protocols in hospitals and mental health centers.;Increased access to non-pharmacological therapies and alternatives.;Greater involvement of patients and their families in decision-making.;Legislative reforms to guarantee the right to  shared decision making,  deprescribing and reduce coercive drug use.;</text:p>
          </table:table-cell>
          <table:table-cell/>
          <table:table-cell office:value-type="string" calcext:value-type="string">
            <text:p>Yes, I would like to receive the research results and training materials. ;Yes, I am interested in participating in further research or professional discussions on best practices. ;</text:p>
          </table:table-cell>
          <table:table-cell office:value-type="string" calcext:value-type="string">
            <text:p>giovanni.galluccio@gmail.com</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Resistance from mental health professionals themselves.;</text:p>
          </table:table-cell>
          <table:table-cell office:value-type="string" calcext:value-type="string">
            <text:p>No, but I would be interested in receiving training or participating in deprescribing initiatives.;</text:p>
          </table:table-cell>
          <table:table-cell office:value-type="string" calcext:value-type="string">
            <text:p>It is reviewed only if the patient explicitly requests it.</text:p>
          </table:table-cell>
          <table:table-cell office:value-type="string" calcext:value-type="string">
            <text:p>Yes, but its implementation is limited and context-dependent.</text:p>
          </table:table-cell>
          <table:table-cell office:value-type="string" calcext:value-type="string">
            <text:p>Greater training and awareness for mental health professionals on <text:s/>shared decision making and  deprescribing.;Development of specific protocols in hospitals and mental health centers.;Increased access to non-pharmacological therapies and alternatives.;Greater involvement of patients and their families in decision-making.;Legislative reforms to guarantee the right to  shared decision making,  deprescribing and reduce coercive drug use.;</text:p>
          </table:table-cell>
          <table:table-cell/>
          <table:table-cell office:value-type="string" calcext:value-type="string">
            <text:p>No, I prefer not to receive further communication. ;</text:p>
          </table:table-cell>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clear guidelines and action protocols.;Influence of the pharmaceutical industry on clinical practice.;Lack of accessible therapeutic alternatives for patients.;</text:p>
          </table:table-cell>
          <table:table-cell office:value-type="string" calcext:value-type="string">
            <text:p>No, but I would be interested in receiving training or participating in deprescribing initiatives.;</text:p>
          </table:table-cell>
          <table:table-cell office:value-type="string" calcext:value-type="string">
            <text:p>Medication reviews with a deprescribing focus are not conducted in my workplace.</text:p>
          </table:table-cell>
          <table:table-cell office:value-type="string" calcext:value-type="string">
            <text:p>No, the national strategy does not sufficiently address this issue.</text:p>
          </table:table-cell>
          <table:table-cell office:value-type="string" calcext:value-type="string">
            <text:p>Increased access to non-pharmacological therapies and alternatives.;Greater involvement of patients and their families in decision-making.;Legislative reforms to guarantee the right to  shared decision making,  deprescribing and reduce coercive drug use.;Greater training and awareness for mental health professionals on <text:s/>shared decision making and  deprescribing.;Development of specific protocols in hospitals and mental health centers.;Partner with other org.s in people's lives (schools, homes, job places, religious institutions, clubs);</text:p>
          </table:table-cell>
          <table:table-cell office:value-type="string" calcext:value-type="string">
            <text:p>Mental health should be treated like an infectious (one family member's condition can affect and harm others), genetic ( trauma can change DNA), Lifestyle disease ( like obesity or diabetes, <text:s/>medication is not the answer and not the first line of treatment) meaning quality of life can be improved and it needs participation of all social partners in food, clothes, shelter, education, employment, religion, entertainment and spiritually. No "one care institution" can do it alone. Human beings <text:s/>are social animals. The society creates sick people, <text:s/>the society as a whole has to cure people.</text:p>
          </table:table-cell>
          <table:table-cell office:value-type="string" calcext:value-type="string">
            <text:p>Yes, I would like to receive the research results and training materials. ;Yes, I am interested in participating in further research or professional discussions on best practices. ;</text:p>
          </table:table-cell>
          <table:table-cell office:value-type="string" calcext:value-type="string">
            <text:p>dr.anupoma@gmail.com</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professional training in such strategies.;Fear of relapses or negative consequences for patients.;</text:p>
          </table:table-cell>
          <table:table-cell office:value-type="string" calcext:value-type="string">
            <text:p>No, but I would be interested in receiving training or participating in deprescribing initiatives.;</text:p>
          </table:table-cell>
          <table:table-cell office:value-type="string" calcext:value-type="string">
            <text:p>Medication reviews with a deprescribing focus are not conducted in my workplace.</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Development of specific protocols in hospitals and mental health centers.;</text:p>
          </table:table-cell>
          <table:table-cell/>
          <table:table-cell office:value-type="string" calcext:value-type="string">
            <text:p>No, I prefer not to receive further communication. ;</text:p>
          </table:table-cell>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professional training in such strategies.;Lack of clear guidelines and action protocols.;Lack of accessible therapeutic alternatives for patients.;</text:p>
          </table:table-cell>
          <table:table-cell office:value-type="string" calcext:value-type="string">
            <text:p>Yes, in individual cases with patients within my clinical practice.;</text:p>
          </table:table-cell>
          <table:table-cell office:value-type="string" calcext:value-type="string">
            <text:p>It is systematically reviewed for all patients with the possibility of adjustment or withdrawal.</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Development of specific protocols in hospitals and mental health centers.;Increased access to non-pharmacological therapies and alternatives.;Greater involvement of patients and their families in decision-making.;Creation of specialized deprescribing units within the healthcare system.;Legislative reforms to guarantee the right to  shared decision making,  deprescribing and reduce coercive drug use.;</text:p>
          </table:table-cell>
          <table:table-cell/>
          <table:table-cell office:value-type="string" calcext:value-type="string">
            <text:p>Yes, I would like to receive the research results and training materials. ;Yes, I am interested in participating in further research or professional discussions on best practices. ;</text:p>
          </table:table-cell>
          <table:table-cell office:value-type="string" calcext:value-type="string">
            <text:p>drbrodiepaterson@protonmail.com</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professional training in such strategies.;Lack of clear guidelines and action protocols.;Lack of accessible therapeutic alternatives for patients.;</text:p>
          </table:table-cell>
          <table:table-cell office:value-type="string" calcext:value-type="string">
            <text:p>No, but I would be interested in receiving training or participating in deprescribing initiatives.;</text:p>
          </table:table-cell>
          <table:table-cell office:value-type="string" calcext:value-type="string">
            <text:p>It is reviewed only if the patient explicitly requests it.</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Development of specific protocols in hospitals and mental health centers.;Increased access to non-pharmacological therapies and alternatives.;Greater involvement of patients and their families in decision-making.;Creation of specialized deprescribing units within the healthcare system.;Legislative reforms to guarantee the right to  shared decision making,  deprescribing and reduce coercive drug use.;</text:p>
          </table:table-cell>
          <table:table-cell office:value-type="string" calcext:value-type="string">
            <text:p>One of the major problems is the hierarchy established between psychiatrists, other MDs, and other professionals. </text:p>
          </table:table-cell>
          <table:table-cell office:value-type="string" calcext:value-type="string">
            <text:p>Yes, I would like to receive the research results and training materials. ;Yes, I am interested in participating in further research or professional discussions on best practices. ;</text:p>
          </table:table-cell>
          <table:table-cell office:value-type="string" calcext:value-type="string">
            <text:p>thomas.holmes@mail.mcgill.ca</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professional training in such strategies.;Resistance from mental health professionals themselves.;Lack of accessible therapeutic alternatives for patients.;</text:p>
          </table:table-cell>
          <table:table-cell office:value-type="string" calcext:value-type="string">
            <text:p>No, but I would be interested in receiving training or participating in deprescribing initiatives.;</text:p>
          </table:table-cell>
          <table:table-cell office:value-type="string" calcext:value-type="string">
            <text:p>Medication reviews with a deprescribing focus are not conducted in my workplace.</text:p>
          </table:table-cell>
          <table:table-cell office:value-type="string" calcext:value-type="string">
            <text:p>Yes, but its implementation is limited and context-dependent.</text:p>
          </table:table-cell>
          <table:table-cell office:value-type="string" calcext:value-type="string">
            <text:p>Greater training and awareness for mental health professionals on <text:s/>shared decision making and  deprescribing.;Increased access to non-pharmacological therapies and alternatives.;Greater involvement of patients and their families in decision-making.;Creation of specialized deprescribing units within the healthcare system.;Legislative reforms to guarantee the right to  shared decision making,  deprescribing and reduce coercive drug use.;</text:p>
          </table:table-cell>
          <table:table-cell office:value-type="string" calcext:value-type="string">
            <text:p>No hay buen tratamiento pautado y posteriormente tomado que aquel que no haya sido consensuado por paciente y profesional. Sólo con eso mejoran muchos procesos mórbidos y la evolución es mucho mejor, así como el vínculo creado. Y debemos estar formados en desprescripción sí o sí.</text:p>
          </table:table-cell>
          <table:table-cell office:value-type="string" calcext:value-type="string">
            <text:p>Yes, I would like to receive the research results and training materials. ;Yes, I am interested in participating in further research or professional discussions on best practices. ;</text:p>
          </table:table-cell>
          <table:table-cell office:value-type="string" calcext:value-type="string">
            <text:p>currovalmu@gmail.com</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clear guidelines and action protocols.;Influence of the pharmaceutical industry on clinical practice.;Lack of accessible therapeutic alternatives for patients.;</text:p>
          </table:table-cell>
          <table:table-cell office:value-type="string" calcext:value-type="string">
            <text:p>No, but I would be interested in receiving training or participating in deprescribing initiatives.;</text:p>
          </table:table-cell>
          <table:table-cell office:value-type="string" calcext:value-type="string">
            <text:p>It is occasionally reviewed, depending on the professional’s discretion.</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Development of specific protocols in hospitals and mental health centers.;Increased access to non-pharmacological therapies and alternatives.;Greater involvement of patients and their families in decision-making.;Legislative reforms to guarantee the right to  shared decision making,  deprescribing and reduce coercive drug use.;</text:p>
          </table:table-cell>
          <table:table-cell office:value-type="string" calcext:value-type="string">
            <text:p>Tenemos reuniones con dispositivos ambulatorios de rehabilitacion en salud mental y yo siempre he pensado aunque no lo he dicho en alto, que deberiamos pensar como si el paciente estuviera delante, a la hora de hablar de el. O que sería bueno invitar a los pacientes a dichas reuniones, para buscar un plan de tto junto con ellos. Aprovecharé ahora para decirlo a mi coordinador.</text:p>
          </table:table-cell>
          <table:table-cell office:value-type="string" calcext:value-type="string">
            <text:p>Yes, I would like to receive the research results and training materials. ;</text:p>
          </table:table-cell>
          <table:table-cell office:value-type="string" calcext:value-type="string">
            <text:p>kristina.viljanen@salud-juntaex.es</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professional training in such strategies.;Lack of accessible therapeutic alternatives for patients.;lack of accessable lower doses to taper safely;</text:p>
          </table:table-cell>
          <table:table-cell office:value-type="string" calcext:value-type="string">
            <text:p>Yes, in individual cases with patients within my clinical practice.;</text:p>
          </table:table-cell>
          <table:table-cell office:value-type="string" calcext:value-type="string">
            <text:p>It is reviewed only if the patient explicitly requests it.</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Development of specific protocols in hospitals and mental health centers.;Increased access to non-pharmacological therapies and alternatives.;Greater involvement of patients and their families in decision-making.;Legislative reforms to guarantee the right to  shared decision making,  deprescribing and reduce coercive drug use.;</text:p>
          </table:table-cell>
          <table:table-cell office:value-type="string" calcext:value-type="string">
            <text:p>I don't agree with the too much value attribution to 'coaching'. A garagist who puts the wrong tires on your car and talk nicely to you is still not a good mechanist. Another mechanist who don't say anything but puts on the right tires make driving possible. Patients need the right doses to taper safely. Any other support may be helpful, but not crucial.</text:p>
          </table:table-cell>
          <table:table-cell office:value-type="string" calcext:value-type="string">
            <text:p>Yes, I am interested in participating in further research or professional discussions on best practices. ;</text:p>
          </table:table-cell>
          <table:table-cell office:value-type="string" calcext:value-type="string">
            <text:p>pauline@verenigingafbouwmedicatie.nl</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Fear of relapses or negative consequences for patients.;Influence of the pharmaceutical industry on clinical practice.;Resistance from mental health professionals themselves.;</text:p>
          </table:table-cell>
          <table:table-cell office:value-type="string" calcext:value-type="string">
            <text:p>No, but I would be interested in receiving training or participating in deprescribing initiatives.;</text:p>
          </table:table-cell>
          <table:table-cell office:value-type="string" calcext:value-type="string">
            <text:p>Medication reviews with a deprescribing focus are not conducted in my workplace.</text:p>
          </table:table-cell>
          <table:table-cell office:value-type="string" calcext:value-type="string">
            <text:p>No, the national strategy does not sufficiently address this issue.</text:p>
          </table:table-cell>
          <table:table-cell office:value-type="string" calcext:value-type="string">
            <text:p>Development of specific protocols in hospitals and mental health centers.;Legislative reforms to guarantee the right to  shared decision making,  deprescribing and reduce coercive drug use.;Creation of specialized deprescribing units within the healthcare system.;</text:p>
          </table:table-cell>
          <table:table-cell office:value-type="string" calcext:value-type="string">
            <text:p>While it cannot be changed overnight, it is definitely something that all professionals should aspire to and implement, where possible. And give people the choice, where possible </text:p>
          </table:table-cell>
          <table:table-cell office:value-type="string" calcext:value-type="string">
            <text:p>Yes, I would like to receive the research results and training materials. ;No, I prefer not to receive further communication. ;</text:p>
          </table:table-cell>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professional training in such strategies.;Resistance from mental health professionals themselves.;Lack of accessible therapeutic alternatives for patients.;</text:p>
          </table:table-cell>
          <table:table-cell office:value-type="string" calcext:value-type="string">
            <text:p>No, but I would be interested in receiving training or participating in deprescribing initiatives.;</text:p>
          </table:table-cell>
          <table:table-cell office:value-type="string" calcext:value-type="string">
            <text:p>Medication reviews with a deprescribing focus are not conducted in my workplace.</text:p>
          </table:table-cell>
          <table:table-cell office:value-type="string" calcext:value-type="string">
            <text:p>Yes, but its implementation is limited and context-dependent.</text:p>
          </table:table-cell>
          <table:table-cell office:value-type="string" calcext:value-type="string">
            <text:p>Greater training and awareness for mental health professionals on <text:s/>shared decision making and  deprescribing.;Development of specific protocols in hospitals and mental health centers.;Increased access to non-pharmacological therapies and alternatives.;Greater involvement of patients and their families in decision-making.;Creation of specialized deprescribing units within the healthcare system.;Legislative reforms to guarantee the right to  shared decision making,  deprescribing and reduce coercive drug use.;Justicia restaurativa;</text:p>
          </table:table-cell>
          <table:table-cell/>
          <table:table-cell office:value-type="string" calcext:value-type="string">
            <text:p>Yes, I would like to receive the research results and training materials. ;</text:p>
          </table:table-cell>
          <table:table-cell office:value-type="string" calcext:value-type="string">
            <text:p>t.rey.mini@gmail.com</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4">
          <table:table-cell office:value-type="string" calcext:value-type="string">
            <text:p>Fear of relapses or negative consequences for patients.;Lack of professional training in such strategies.;Lack of clear guidelines and action protocols.;</text:p>
          </table:table-cell>
          <table:table-cell office:value-type="string" calcext:value-type="string">
            <text:p>Yes, in individual cases with patients within my clinical practice.;</text:p>
          </table:table-cell>
          <table:table-cell office:value-type="string" calcext:value-type="string">
            <text:p>It is systematically reviewed for all patients with the possibility of adjustment or withdrawal.</text:p>
          </table:table-cell>
          <table:table-cell office:value-type="string" calcext:value-type="string">
            <text:p>Yes, but its implementation is limited and context-dependent.</text:p>
          </table:table-cell>
          <table:table-cell office:value-type="string" calcext:value-type="string">
            <text:p>Greater training and awareness for mental health professionals on <text:s/>shared decision making and  deprescribing.;Increased access to non-pharmacological therapies and alternatives.;Development of specific protocols in hospitals and mental health centers.;</text:p>
          </table:table-cell>
          <table:table-cell table:style-name="ce1" office:value-type="string" calcext:value-type="string">
            <text:p>Formación psiquiatría en el Reino Unido </text:p>
            <text:p>MRCPsych UK</text:p>
          </table:table-cell>
          <table:table-cell office:value-type="string" calcext:value-type="string">
            <text:p>Yes, I would like to receive the research results and training materials. ;Yes, I am interested in participating in further research or professional discussions on best practices. ;</text:p>
          </table:table-cell>
          <table:table-cell office:value-type="string" calcext:value-type="string">
            <text:p>dmartin64@hotmail.com</text:p>
          </table:table-cell>
          <table:table-cell office:value-type="string" calcext:value-type="string">
            <text:p>I declare that I have understood all the information provided and that I give this consent freely and knowingly.;</text:p>
          </table:table-cell>
        </table:table-row>
        <table:table-row table:style-name="ro2">
          <table:table-cell office:value-type="string" calcext:value-type="string">
            <text:p>Lack of professional training in such strategies.;Resistance from mental health professionals themselves.;Lack of clear guidelines and action protocols.;</text:p>
          </table:table-cell>
          <table:table-cell office:value-type="string" calcext:value-type="string">
            <text:p>No, but I would be interested in receiving training or participating in deprescribing initiatives.;</text:p>
          </table:table-cell>
          <table:table-cell office:value-type="string" calcext:value-type="string">
            <text:p>Medication reviews with a deprescribing focus are not conducted in my workplace.</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Development of specific protocols in hospitals and mental health centers.;Increased access to non-pharmacological therapies and alternatives.;Greater involvement of patients and their families in decision-making.;</text:p>
          </table:table-cell>
          <table:table-cell table:number-columns-repeated="3"/>
          <table:table-cell office:value-type="string" calcext:value-type="string">
            <text:p>I consent to my responses being used exclusively for academic and scientific purposes within the context of this study, and authorize my anonymized data to be reused in future research related to this topic.;</text:p>
          </table:table-cell>
        </table:table-row>
        <table:table-row table:style-name="ro2">
          <table:table-cell office:value-type="string" calcext:value-type="string">
            <text:p>Resistance from mental health professionals themselves.;Lack of clear guidelines and action protocols.;Lack of accessible therapeutic alternatives for patients.;</text:p>
          </table:table-cell>
          <table:table-cell office:value-type="string" calcext:value-type="string">
            <text:p>No, but I would be interested in receiving training or participating in deprescribing initiatives.;</text:p>
          </table:table-cell>
          <table:table-cell office:value-type="string" calcext:value-type="string">
            <text:p>It is occasionally reviewed, depending on the professional’s discretion.</text:p>
          </table:table-cell>
          <table:table-cell office:value-type="string" calcext:value-type="string">
            <text:p>No, the national strategy does not sufficiently address this issue.</text:p>
          </table:table-cell>
          <table:table-cell office:value-type="string" calcext:value-type="string">
            <text:p>Development of specific protocols in hospitals and mental health centers.;Increased access to non-pharmacological therapies and alternatives.;Greater involvement of patients and their families in decision-making.;</text:p>
          </table:table-cell>
          <table:table-cell/>
          <table:table-cell office:value-type="string" calcext:value-type="string">
            <text:p>No, I prefer not to receive further communication. ;</text:p>
          </table:table-cell>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professional training in such strategies.;Influence of the pharmaceutical industry on clinical practice.;Resistance from mental health professionals themselves.;</text:p>
          </table:table-cell>
          <table:table-cell office:value-type="string" calcext:value-type="string">
            <text:p>Yes, in formal deprescribing programs within my institution.;Yes, in individual cases with patients within my clinical practice.;</text:p>
          </table:table-cell>
          <table:table-cell office:value-type="string" calcext:value-type="string">
            <text:p>It is reviewed only if the patient explicitly requests it.</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Development of specific protocols in hospitals and mental health centers.;Increased access to non-pharmacological therapies and alternatives.;Greater involvement of patients and their families in decision-making.;Creation of specialized deprescribing units within the healthcare system.;Legislative reforms to guarantee the right to  shared decision making,  deprescribing and reduce coercive drug use.;</text:p>
          </table:table-cell>
          <table:table-cell office:value-type="string" calcext:value-type="string">
            <text:p>The main problems are: we do not know how to cope and are unable to cope with emotion, the vast majority of psychiatrists and general practitioners do not know and do not want to know about the effects of psychiatric drugs, the vast majority of doctors and ancillary staff and patients and their families do not know the above and do not know that they could change to a safe and effective way of relieving suffering.</text:p>
          </table:table-cell>
          <table:table-cell office:value-type="string" calcext:value-type="string">
            <text:p>Yes, I would like to receive the research results and training materials. ;Yes, I am interested in participating in further research or professional discussions on best practices. ;</text:p>
          </table:table-cell>
          <table:table-cell office:value-type="string" calcext:value-type="string">
            <text:p>clivesherlock@adaptationpractice.org</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accessible therapeutic alternatives for patients.;Fear of relapses or negative consequences for patients.;Lack of professional training in such strategies.;</text:p>
          </table:table-cell>
          <table:table-cell office:value-type="string" calcext:value-type="string">
            <text:p>No, but I would be interested in receiving training or participating in deprescribing initiatives.;</text:p>
          </table:table-cell>
          <table:table-cell office:value-type="string" calcext:value-type="string">
            <text:p>It is occasionally reviewed, depending on the professional’s discretion.</text:p>
          </table:table-cell>
          <table:table-cell office:value-type="string" calcext:value-type="string">
            <text:p>No, the national strategy does not sufficiently address this issue.</text:p>
          </table:table-cell>
          <table:table-cell office:value-type="string" calcext:value-type="string">
            <text:p>Increased access to non-pharmacological therapies and alternatives.;Creation of specialized deprescribing units within the healthcare system.;Greater training and awareness for mental health professionals on <text:s/>shared decision making and  deprescribing.;</text:p>
          </table:table-cell>
          <table:table-cell/>
          <table:table-cell office:value-type="string" calcext:value-type="string">
            <text:p>No, I prefer not to receive further communication. ;</text:p>
          </table:table-cell>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5">
          <table:table-cell office:value-type="string" calcext:value-type="string">
            <text:p>Lack of professional training in such strategies.;Fear of relapses or negative consequences for patients.;Lack of accessible therapeutic alternatives for patients.;</text:p>
          </table:table-cell>
          <table:table-cell office:value-type="string" calcext:value-type="string">
            <text:p>Yes, in individual cases with patients within my clinical practice.;</text:p>
          </table:table-cell>
          <table:table-cell office:value-type="string" calcext:value-type="string">
            <text:p>It is occasionally reviewed, depending on the professional’s discretion.</text:p>
          </table:table-cell>
          <table:table-cell office:value-type="string" calcext:value-type="string">
            <text:p>Yes, but its implementation is limited and context-dependent.</text:p>
          </table:table-cell>
          <table:table-cell office:value-type="string" calcext:value-type="string">
            <text:p>Greater training and awareness for mental health professionals on <text:s/>shared decision making and  deprescribing.;Development of specific protocols in hospitals and mental health centers.;</text:p>
          </table:table-cell>
          <table:table-cell table:style-name="ce1" office:value-type="string" calcext:value-type="string">
            <text:p>A veces no solo se debe a traumas, los propios traumas hacen que algunos trastornos emerjan, la medicación es necesaria, pero es muy importante escuchar a los y las pacientes y tomar decisiones compartidas. La atención psicológica es fundamental y en algunas ocasiones es igual de eficaz que el tratamiento farmacológico pero sin efectos secundarios</text:p>
            <text:p>La hoja de información se tiene que presentar al principio y pedirme si quiero colaborar también.</text:p>
            <text:p>Firmo las dos siguientes casillas porque considero que el proyecto es interesante pero no debería hacerlo porque metodológicamente no me parece adecuado que se pregunte al final (para revisión en el futuro), precisamente si os dedicáis a decisiones compartidas los aspectos éticos los tenéis que tener más presentes.</text:p>
          </table:table-cell>
          <table:table-cell office:value-type="string" calcext:value-type="string">
            <text:p>No, I prefer not to receive further communication. ;</text:p>
          </table:table-cell>
          <table:table-cell/>
          <table:table-cell office:value-type="string" calcext:value-type="string">
            <text:p>I declare that I have understood all the information provided and that I give this consent freely and knowingly.;I consent to my responses being used exclusively for academic and scientific purposes within the context of this study, and authorize my anonymized data to be reused in future research related to this topic.;</text:p>
          </table:table-cell>
        </table:table-row>
        <table:table-row table:style-name="ro2">
          <table:table-cell office:value-type="string" calcext:value-type="string">
            <text:p>Lack of professional training in such strategies.;Resistance from mental health professionals themselves.;Rejection or fear from patients or their families.;</text:p>
          </table:table-cell>
          <table:table-cell office:value-type="string" calcext:value-type="string">
            <text:p>Yes, in formal deprescribing programs within my institution.;</text:p>
          </table:table-cell>
          <table:table-cell office:value-type="string" calcext:value-type="string">
            <text:p>It is occasionally reviewed, depending on the professional’s discretion.</text:p>
          </table:table-cell>
          <table:table-cell office:value-type="string" calcext:value-type="string">
            <text:p>Yes, but its implementation is limited and context-dependent.</text:p>
          </table:table-cell>
          <table:table-cell office:value-type="string" calcext:value-type="string">
            <text:p>Greater training and awareness for mental health professionals on <text:s/>shared decision making and  deprescribing.;Greater involvement of patients and their families in decision-making.;</text:p>
          </table:table-cell>
          <table:table-cell/>
          <table:table-cell office:value-type="string" calcext:value-type="string">
            <text:p>Yes, I would like to receive the research results and training materials. ;Yes, I am interested in participating in further research or professional discussions on best practices. ;</text:p>
          </table:table-cell>
          <table:table-cell office:value-type="string" calcext:value-type="string">
            <text:p>javierocu@gmail.com</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professional training in such strategies.;Resistance from mental health professionals themselves.;</text:p>
          </table:table-cell>
          <table:table-cell office:value-type="string" calcext:value-type="string">
            <text:p>Yes, in formal deprescribing programs within my institution.;</text:p>
          </table:table-cell>
          <table:table-cell office:value-type="string" calcext:value-type="string">
            <text:p>It is occasionally reviewed, depending on the professional’s discretion.</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Development of specific protocols in hospitals and mental health centers.;</text:p>
          </table:table-cell>
          <table:table-cell table:number-columns-repeated="3"/>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Resistance from mental health professionals themselves.;Influence of the pharmaceutical industry on clinical practice.;Rejection or fear from patients or their families.;</text:p>
          </table:table-cell>
          <table:table-cell office:value-type="string" calcext:value-type="string">
            <text:p>No, but I would be interested in receiving training or participating in deprescribing initiatives.;</text:p>
          </table:table-cell>
          <table:table-cell office:value-type="string" calcext:value-type="string">
            <text:p>It is occasionally reviewed, depending on the professional’s discretion.</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Increased access to non-pharmacological therapies and alternatives.;Greater involvement of patients and their families in decision-making.;Creation of specialized deprescribing units within the healthcare system.;Legislative reforms to guarantee the right to  shared decision making,  deprescribing and reduce coercive drug use.;Development of specific protocols in hospitals and mental health centers.;</text:p>
          </table:table-cell>
          <table:table-cell office:value-type="string" calcext:value-type="string">
            <text:p>Este proyecto tendría que poder ser concebido por los que trabajen en el (obviamente, los que lo han pensado si que lo han de entender de esta manera) como algo de largo plazo consistente y, como una tarea comunitaria, en la que la interdisciplinariedad y el consecuente trabajo en equipo y en contacto con las familias ha de ser prioritario.</text:p>
          </table:table-cell>
          <table:table-cell office:value-type="string" calcext:value-type="string">
            <text:p>Yes, I would like to receive the research results and training materials. ;Yes, I am interested in participating in further research or professional discussions on best practices. ;</text:p>
          </table:table-cell>
          <table:table-cell office:value-type="string" calcext:value-type="string">
            <text:p>etger@yahoo.es</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Fear of relapses or negative consequences for patients.;Lack of accessible therapeutic alternatives for patients.;</text:p>
          </table:table-cell>
          <table:table-cell office:value-type="string" calcext:value-type="string">
            <text:p>Yes, in individual cases with patients within my clinical practice.;</text:p>
          </table:table-cell>
          <table:table-cell office:value-type="string" calcext:value-type="string">
            <text:p>It is systematically reviewed for all patients with the possibility of adjustment or withdrawal.</text:p>
          </table:table-cell>
          <table:table-cell office:value-type="string" calcext:value-type="string">
            <text:p>Yes, there is a clear and well-implemented policy in this regard.</text:p>
          </table:table-cell>
          <table:table-cell office:value-type="string" calcext:value-type="string">
            <text:p>implementación de recursos (hospitales de dia, pisos tutelados, etc) para pacientes con enfermedad mental grave;</text:p>
          </table:table-cell>
          <table:table-cell office:value-type="string" calcext:value-type="string">
            <text:p>Intentar que pacientes o familiares no formados tengan la misma capacidad de decisión que un médico es un error. Hay que atender las diferentes opiniones, pero no dar a entender que la opinión del médico es igual que las demás.</text:p>
          </table:table-cell>
          <table:table-cell office:value-type="string" calcext:value-type="string">
            <text:p>No, I prefer not to receive further communication. ;</text:p>
          </table:table-cell>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professional training in such strategies.;Resistance from mental health professionals themselves.;Influence of the pharmaceutical industry on clinical practice.;</text:p>
          </table:table-cell>
          <table:table-cell office:value-type="string" calcext:value-type="string">
            <text:p>Yes, in formal deprescribing programs within my institution.;</text:p>
          </table:table-cell>
          <table:table-cell office:value-type="string" calcext:value-type="string">
            <text:p>Medication reviews with a deprescribing focus are not conducted in my workplace.</text:p>
          </table:table-cell>
          <table:table-cell office:value-type="string" calcext:value-type="string">
            <text:p>Yes, but its implementation is limited and context-dependent.</text:p>
          </table:table-cell>
          <table:table-cell office:value-type="string" calcext:value-type="string">
            <text:p>Greater training and awareness for mental health professionals on <text:s/>shared decision making and  deprescribing.;Development of specific protocols in hospitals and mental health centers.;Increased access to non-pharmacological therapies and alternatives.;Greater involvement of patients and their families in decision-making.;Creation of specialized deprescribing units within the healthcare system.;Legislative reforms to guarantee the right to  shared decision making,  deprescribing and reduce coercive drug use.;</text:p>
          </table:table-cell>
          <table:table-cell/>
          <table:table-cell office:value-type="string" calcext:value-type="string">
            <text:p>Yes, I would like to receive the research results and training materials. ;</text:p>
          </table:table-cell>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Resistance from mental health professionals themselves.;Fear of relapses or negative consequences for patients.;Rejection or fear from patients or their families.;</text:p>
          </table:table-cell>
          <table:table-cell office:value-type="string" calcext:value-type="string">
            <text:p>Yes, in individual cases with patients within my clinical practice.;</text:p>
          </table:table-cell>
          <table:table-cell office:value-type="string" calcext:value-type="string">
            <text:p>It is occasionally reviewed, depending on the professional’s discretion.</text:p>
          </table:table-cell>
          <table:table-cell office:value-type="string" calcext:value-type="string">
            <text:p>No, the national strategy does not sufficiently address this issue.</text:p>
          </table:table-cell>
          <table:table-cell office:value-type="string" calcext:value-type="string">
            <text:p>Increased access to non-pharmacological therapies and alternatives.;Greater involvement of patients and their families in decision-making.;Greater training and awareness for mental health professionals on <text:s/>shared decision making and  deprescribing.;</text:p>
          </table:table-cell>
          <table:table-cell/>
          <table:table-cell office:value-type="string" calcext:value-type="string">
            <text:p>No, I prefer not to receive further communication. ;</text:p>
          </table:table-cell>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professional training in such strategies.;Resistance from mental health professionals themselves.;Influence of the pharmaceutical industry on clinical practice.;</text:p>
          </table:table-cell>
          <table:table-cell office:value-type="string" calcext:value-type="string">
            <text:p>Yes, in formal deprescribing programs within my institution.;Yes, in individual cases with patients within my clinical practice.;</text:p>
          </table:table-cell>
          <table:table-cell office:value-type="string" calcext:value-type="string">
            <text:p>It is systematically reviewed for all patients with the possibility of adjustment or withdrawal.</text:p>
          </table:table-cell>
          <table:table-cell office:value-type="string" calcext:value-type="string">
            <text:p>No, and I do not believe it should be a priority in mental health.</text:p>
          </table:table-cell>
          <table:table-cell office:value-type="string" calcext:value-type="string">
            <text:p>Greater training and awareness for mental health professionals on <text:s/>shared decision making and  deprescribing.;Greater involvement of patients and their families in decision-making.;Legislative reforms to guarantee the right to  shared decision making,  deprescribing and reduce coercive drug use.;</text:p>
          </table:table-cell>
          <table:table-cell/>
          <table:table-cell office:value-type="string" calcext:value-type="string">
            <text:p>Yes, I would like to receive the research results and training materials. ;</text:p>
          </table:table-cell>
          <table:table-cell office:value-type="string" calcext:value-type="string">
            <text:p>rotacionesetichvvmalaga@gmail.com</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accessible therapeutic alternatives for patients.;Fear of relapses or negative consequences for patients.;Lack of professional training in such strategies.;</text:p>
          </table:table-cell>
          <table:table-cell office:value-type="string" calcext:value-type="string">
            <text:p>No, but I would be interested in receiving training or participating in deprescribing initiatives.;</text:p>
          </table:table-cell>
          <table:table-cell office:value-type="string" calcext:value-type="string">
            <text:p>Medication reviews with a deprescribing focus are not conducted in my workplace.</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Development of specific protocols in hospitals and mental health centers.;Increased access to non-pharmacological therapies and alternatives.;Greater involvement of patients and their families in decision-making.;Creation of specialized deprescribing units within the healthcare system.;Legislative reforms to guarantee the right to  shared decision making,  deprescribing and reduce coercive drug use.;</text:p>
          </table:table-cell>
          <table:table-cell office:value-type="string" calcext:value-type="string">
            <text:p>I’m very glad that new initiatives are looking for alternatives to heal patients in the long run. Only one psychiatrist, in my previous experience, has mentioned deprescribing. She was attentive to my past and found a cocktail that helped me move onto the next healing phase of my life. Most did not consider even my neurodiversity. </text:p>
          </table:table-cell>
          <table:table-cell office:value-type="string" calcext:value-type="string">
            <text:p>Yes, I am interested in participating in further research or professional discussions on best practices. ;</text:p>
          </table:table-cell>
          <table:table-cell office:value-type="string" calcext:value-type="string">
            <text:p>wesawill@stanford.edu</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professional training in such strategies.;Resistance from mental health professionals themselves.;Lack of clear guidelines and action protocols.;</text:p>
          </table:table-cell>
          <table:table-cell office:value-type="string" calcext:value-type="string">
            <text:p>No, but I would be interested in receiving training or participating in deprescribing initiatives.;</text:p>
          </table:table-cell>
          <table:table-cell office:value-type="string" calcext:value-type="string">
            <text:p>Medication reviews with a deprescribing focus are not conducted in my workplace.</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Development of specific protocols in hospitals and mental health centers.;Increased access to non-pharmacological therapies and alternatives.;Greater involvement of patients and their families in decision-making.;Creation of specialized deprescribing units within the healthcare system.;Legislative reforms to guarantee the right to  shared decision making,  deprescribing and reduce coercive drug use.;</text:p>
          </table:table-cell>
          <table:table-cell office:value-type="string" calcext:value-type="string">
            <text:p>In the Western world we are now in an age of MASS prescribing of psychiatric drugs. Over-medicalisation is a Juggernaut. Psychiatry needs to acknowledge this and take responsibility. However, instead, the profession is defensive and routinely stigmatises [labels negatively] those who have had bad experiences of psychiatric drugs such as dependence, withdrawal, akathisia and suicidality. This is so wrong. My former profession needs to put patients [people[ FIRST and NOT itself.</text:p>
          </table:table-cell>
          <table:table-cell office:value-type="string" calcext:value-type="string">
            <text:p>No, I prefer not to receive further communication. ;</text:p>
          </table:table-cell>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6">
          <table:table-cell office:value-type="string" calcext:value-type="string">
            <text:p>Resistance from mental health professionals themselves.;Influence of the pharmaceutical industry on clinical practice.;</text:p>
          </table:table-cell>
          <table:table-cell office:value-type="string" calcext:value-type="string">
            <text:p>Yes, in individual cases with patients within my clinical practice.;</text:p>
          </table:table-cell>
          <table:table-cell office:value-type="string" calcext:value-type="string">
            <text:p>It is systematically reviewed for all patients with the possibility of adjustment or withdrawal.</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Development of specific protocols in hospitals and mental health centers.;Increased access to non-pharmacological therapies and alternatives.;Greater involvement of patients and their families in decision-making.;Legislative reforms to guarantee the right to  shared decision making,  deprescribing and reduce coercive drug use.;</text:p>
          </table:table-cell>
          <table:table-cell table:style-name="ce1" office:value-type="string" calcext:value-type="string">
            <text:p>You will find many publications of use at these sources:</text:p>
            <text:p>https://www.cchr.org/</text:p>
            <text:p>https://www.cchrint.org/</text:p>
            <text:p>https://www.cchrstl.org/</text:p>
            <text:p/>
            <text:p>Start here for Restoring Human Rights and Dignity to the Field of Mental Health:</text:p>
            <text:p>https://www.cchr.org/request-info/cchr-portfolio.html</text:p>
          </table:table-cell>
          <table:table-cell office:value-type="string" calcext:value-type="string">
            <text:p>Yes, I would like to receive the research results and training materials. ;</text:p>
          </table:table-cell>
          <table:table-cell office:value-type="string" calcext:value-type="string">
            <text:p>cchrstl@cchrstl.org</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professional training in such strategies.;Lack of accessible therapeutic alternatives for patients.;Lack of clear guidelines and action protocols.;</text:p>
          </table:table-cell>
          <table:table-cell office:value-type="string" calcext:value-type="string">
            <text:p>Yes, in individual cases with patients within my clinical practice.;</text:p>
          </table:table-cell>
          <table:table-cell office:value-type="string" calcext:value-type="string">
            <text:p>It is occasionally reviewed, depending on the professional’s discretion.</text:p>
          </table:table-cell>
          <table:table-cell office:value-type="string" calcext:value-type="string">
            <text:p>No, the national strategy does not sufficiently address this issue.</text:p>
          </table:table-cell>
          <table:table-cell office:value-type="string" calcext:value-type="string">
            <text:p>Legislative reforms to guarantee the right to  shared decision making,  deprescribing and reduce coercive drug use.;Development of specific protocols in hospitals and mental health centers.;Greater involvement of patients and their families in decision-making.;Greater training and awareness for mental health professionals on <text:s/>shared decision making and  deprescribing.;Increased access to non-pharmacological therapies and alternatives.;</text:p>
          </table:table-cell>
          <table:table-cell table:number-columns-repeated="3"/>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professional training in such strategies.;Lack of clear guidelines and action protocols.;Rejection or fear from patients or their families.;</text:p>
          </table:table-cell>
          <table:table-cell office:value-type="string" calcext:value-type="string">
            <text:p>Yes, in individual cases with patients within my clinical practice.;</text:p>
          </table:table-cell>
          <table:table-cell office:value-type="string" calcext:value-type="string">
            <text:p>It is systematically reviewed for all patients with the possibility of adjustment or withdrawal.</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Development of specific protocols in hospitals and mental health centers.;Increased access to non-pharmacological therapies and alternatives.;Greater involvement of patients and their families in decision-making.;</text:p>
          </table:table-cell>
          <table:table-cell/>
          <table:table-cell office:value-type="string" calcext:value-type="string">
            <text:p>Yes, I would like to receive the research results and training materials. ;</text:p>
          </table:table-cell>
          <table:table-cell office:value-type="string" calcext:value-type="string">
            <text:p>silvia.gutierrezp@salud.madrid.org</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text:p>
          </table:table-cell>
        </table:table-row>
        <table:table-row table:style-name="ro2">
          <table:table-cell office:value-type="string" calcext:value-type="string">
            <text:p>Influence of the pharmaceutical industry on clinical practice.;Fear of relapses or negative consequences for patients.;Lack of professional training in such strategies.;</text:p>
          </table:table-cell>
          <table:table-cell office:value-type="string" calcext:value-type="string">
            <text:p>No, but I would be interested in receiving training or participating in deprescribing initiatives.;</text:p>
          </table:table-cell>
          <table:table-cell office:value-type="string" calcext:value-type="string">
            <text:p>Medication reviews with a deprescribing focus are not conducted in my workplace.</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Increased access to non-pharmacological therapies and alternatives.;Greater involvement of patients and their families in decision-making.;Creation of specialized deprescribing units within the healthcare system.;Legislative reforms to guarantee the right to  shared decision making,  deprescribing and reduce coercive drug use.;</text:p>
          </table:table-cell>
          <table:table-cell/>
          <table:table-cell office:value-type="string" calcext:value-type="string">
            <text:p>Yes, I would like to receive the research results and training materials. ;</text:p>
          </table:table-cell>
          <table:table-cell office:value-type="string" calcext:value-type="string">
            <text:p>john@uel.ac.uk</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Resistance from mental health professionals themselves.;Influence of the pharmaceutical industry on clinical practice.;Lack of accessible therapeutic alternatives for patients.;</text:p>
          </table:table-cell>
          <table:table-cell office:value-type="string" calcext:value-type="string">
            <text:p>No, but I would be interested in receiving training or participating in deprescribing initiatives.;</text:p>
          </table:table-cell>
          <table:table-cell office:value-type="string" calcext:value-type="string">
            <text:p>It is reviewed only if the patient explicitly requests it.</text:p>
          </table:table-cell>
          <table:table-cell office:value-type="string" calcext:value-type="string">
            <text:p>No, the national strategy does not sufficiently address this issue.</text:p>
          </table:table-cell>
          <table:table-cell office:value-type="string" calcext:value-type="string">
            <text:p>Increased access to non-pharmacological therapies and alternatives.;Greater involvement of patients and their families in decision-making.;Legislative reforms to guarantee the right to  shared decision making,  deprescribing and reduce coercive drug use.;Development of specific protocols in hospitals and mental health centers.;Creation of specialized deprescribing units within the healthcare system.;Greater training and awareness for mental health professionals on <text:s/>shared decision making and  deprescribing.;</text:p>
          </table:table-cell>
          <table:table-cell/>
          <table:table-cell office:value-type="string" calcext:value-type="string">
            <text:p>Yes, I would like to receive the research results and training materials. ;Yes, I am interested in participating in further research or professional discussions on best practices. ;</text:p>
          </table:table-cell>
          <table:table-cell office:value-type="string" calcext:value-type="string">
            <text:p>ffrey@essex.ac.uk</text:p>
          </table:table-cell>
          <table:table-cell office:value-type="string" calcext:value-type="string">
            <text:p>I declare that I have understood all the information provided and that I give this consent freely and knowingly.;I consent to my responses being used exclusively for academic and scientific purposes within the context of this study, and authorize my anonymized data to be reused in future research related to this topic.;</text:p>
          </table:table-cell>
        </table:table-row>
        <table:table-row table:style-name="ro2">
          <table:table-cell office:value-type="string" calcext:value-type="string">
            <text:p>Resistance from mental health professionals themselves.;</text:p>
          </table:table-cell>
          <table:table-cell office:value-type="string" calcext:value-type="string">
            <text:p>No, but I would be interested in receiving training or participating in deprescribing initiatives.;</text:p>
          </table:table-cell>
          <table:table-cell office:value-type="string" calcext:value-type="string">
            <text:p>It is occasionally reviewed, depending on the professional’s discretion.</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Increased access to non-pharmacological therapies and alternatives.;Greater involvement of patients and their families in decision-making.;Legislative reforms to guarantee the right to  shared decision making,  deprescribing and reduce coercive drug use.;</text:p>
          </table:table-cell>
          <table:table-cell/>
          <table:table-cell office:value-type="string" calcext:value-type="string">
            <text:p>No, I prefer not to receive further communication. ;</text:p>
          </table:table-cell>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Resistance from mental health professionals themselves.;Fear of relapses or negative consequences for patients.;Lack of accessible therapeutic alternatives for patients.;</text:p>
          </table:table-cell>
          <table:table-cell office:value-type="string" calcext:value-type="string">
            <text:p>Yes, in formal deprescribing programs within my institution.;</text:p>
          </table:table-cell>
          <table:table-cell office:value-type="string" calcext:value-type="string">
            <text:p>It is systematically reviewed for all patients with the possibility of adjustment or withdrawal.</text:p>
          </table:table-cell>
          <table:table-cell office:value-type="string" calcext:value-type="string">
            <text:p>Yes, there is a clear and well-implemented policy in this regard.</text:p>
          </table:table-cell>
          <table:table-cell office:value-type="string" calcext:value-type="string">
            <text:p>Greater training and awareness for mental health professionals on <text:s/>shared decision making and  deprescribing.;Development of specific protocols in hospitals and mental health centers.;Increased access to non-pharmacological therapies and alternatives.;Greater involvement of patients and their families in decision-making.;Creation of specialized deprescribing units within the healthcare system.;Legislative reforms to guarantee the right to  shared decision making,  deprescribing and reduce coercive drug use.;</text:p>
          </table:table-cell>
          <table:table-cell/>
          <table:table-cell office:value-type="string" calcext:value-type="string">
            <text:p>No, I prefer not to receive further communication. ;</text:p>
          </table:table-cell>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Resistance from mental health professionals themselves.;Influence of the pharmaceutical industry on clinical practice.;Lack of accessible therapeutic alternatives for patients.;</text:p>
          </table:table-cell>
          <table:table-cell office:value-type="string" calcext:value-type="string">
            <text:p>Yes, in individual cases with patients within my clinical practice.;</text:p>
          </table:table-cell>
          <table:table-cell office:value-type="string" calcext:value-type="string">
            <text:p>It is occasionally reviewed, depending on the professional’s discretion.</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Increased access to non-pharmacological therapies and alternatives.;Greater involvement of patients and their families in decision-making.;Creation of specialized deprescribing units within the healthcare system.;Legislative reforms to guarantee the right to  shared decision making,  deprescribing and reduce coercive drug use.;</text:p>
          </table:table-cell>
          <table:table-cell office:value-type="string" calcext:value-type="string">
            <text:p>Es importante tener en cuenta las aportaciones del resto de red de apoyo de la persona atendida (familia, otros profesionales fuera del sistema sanitario como ONGs, SSSSCC). </text:p>
          </table:table-cell>
          <table:table-cell office:value-type="string" calcext:value-type="string">
            <text:p>Yes, I would like to receive the research results and training materials. ;Yes, I am interested in participating in further research or professional discussions on best practices. ;</text:p>
          </table:table-cell>
          <table:table-cell office:value-type="string" calcext:value-type="string">
            <text:p>paulaarribas@afenes.org</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Resistance from mental health professionals themselves.;Fear of relapses or negative consequences for patients.;Rejection or fear from patients or their families.;</text:p>
          </table:table-cell>
          <table:table-cell office:value-type="string" calcext:value-type="string">
            <text:p>No, but I would be interested in receiving training or participating in deprescribing initiatives.;</text:p>
          </table:table-cell>
          <table:table-cell office:value-type="string" calcext:value-type="string">
            <text:p>It is reviewed only if the patient explicitly requests it.</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Increased access to non-pharmacological therapies and alternatives.;Greater involvement of patients and their families in decision-making.;</text:p>
          </table:table-cell>
          <table:table-cell/>
          <table:table-cell office:value-type="string" calcext:value-type="string">
            <text:p>Yes, I would like to receive the research results and training materials. ;</text:p>
          </table:table-cell>
          <table:table-cell office:value-type="string" calcext:value-type="string">
            <text:p>jmlopezsantin@hmar.cat</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Influence of the pharmaceutical industry on clinical practice.;Fear of relapses or negative consequences for patients.;Resistance from mental health professionals themselves.;</text:p>
          </table:table-cell>
          <table:table-cell office:value-type="string" calcext:value-type="string">
            <text:p>No, and I do not consider deprescribing a need in mental health.;</text:p>
          </table:table-cell>
          <table:table-cell office:value-type="string" calcext:value-type="string">
            <text:p>It is systematically reviewed for all patients with the possibility of adjustment or withdrawal.</text:p>
          </table:table-cell>
          <table:table-cell office:value-type="string" calcext:value-type="string">
            <text:p>Yes, there is a clear and well-implemented policy in this regard.</text:p>
          </table:table-cell>
          <table:table-cell office:value-type="string" calcext:value-type="string">
            <text:p>Greater training and awareness for mental health professionals on <text:s/>shared decision making and  deprescribing.;</text:p>
          </table:table-cell>
          <table:table-cell/>
          <table:table-cell office:value-type="string" calcext:value-type="string">
            <text:p>Yes, I would like to receive the research results and training materials. ;</text:p>
          </table:table-cell>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professional training in such strategies.;Rejection or fear from patients or their families.;Fear of relapses or negative consequences for patients.;</text:p>
          </table:table-cell>
          <table:table-cell office:value-type="string" calcext:value-type="string">
            <text:p>No, but I would be interested in receiving training or participating in deprescribing initiatives.;Yes, in individual cases with patients within my clinical practice.;</text:p>
          </table:table-cell>
          <table:table-cell office:value-type="string" calcext:value-type="string">
            <text:p>Medication reviews with a deprescribing focus are not conducted in my workplace.</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Development of specific protocols in hospitals and mental health centers.;Increased access to non-pharmacological therapies and alternatives.;Greater involvement of patients and their families in decision-making.;Creation of specialized deprescribing units within the healthcare system.;Legislative reforms to guarantee the right to  shared decision making,  deprescribing and reduce coercive drug use.;</text:p>
          </table:table-cell>
          <table:table-cell office:value-type="string" calcext:value-type="string">
            <text:p>Las nuevas personas diagnosticadas han nacido en un momento de la historia en el que la información, buena y mala, está en todos lados, es obligación de los profesionales de la salud mental ayudar a formar nuevas personas deprescritas que sirvan de jemplo y ayuda a las futuras generaciones para que no se repitan los graves errores del pasado</text:p>
          </table:table-cell>
          <table:table-cell office:value-type="string" calcext:value-type="string">
            <text:p>Yes, I would like to receive the research results and training materials. ;Yes, I am interested in participating in further research or professional discussions on best practices. ;</text:p>
          </table:table-cell>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Resistance from mental health professionals themselves.;Lack of clear guidelines and action protocols.;Influence of the pharmaceutical industry on clinical practice.;</text:p>
          </table:table-cell>
          <table:table-cell office:value-type="string" calcext:value-type="string">
            <text:p>Yes, in individual cases with patients within my clinical practice.;</text:p>
          </table:table-cell>
          <table:table-cell office:value-type="string" calcext:value-type="string">
            <text:p>It is systematically reviewed for all patients with the possibility of adjustment or withdrawal.</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Legislative reforms to guarantee the right to  shared decision making,  deprescribing and reduce coercive drug use.;</text:p>
          </table:table-cell>
          <table:table-cell table:number-columns-repeated="3"/>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table:table-cell office:value-type="string" calcext:value-type="string">
            <text:p>No, but I would be interested in receiving training or participating in deprescribing initiatives.;</text:p>
          </table:table-cell>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Increased access to non-pharmacological therapies and alternatives.;Development of specific protocols in hospitals and mental health centers.;Greater involvement of patients and their families in decision-making.;Creation of specialized deprescribing units within the healthcare system.;Legislative reforms to guarantee the right to  shared decision making,  deprescribing and reduce coercive drug use.;Involving lived experience in CABs or LEAB;</text:p>
          </table:table-cell>
          <table:table-cell/>
          <table:table-cell office:value-type="string" calcext:value-type="string">
            <text:p>Yes, I would like to receive the research results and training materials. ;Yes, I am interested in participating in further research or professional discussions on best practices. ;</text:p>
          </table:table-cell>
          <table:table-cell office:value-type="string" calcext:value-type="string">
            <text:p>Dr.ameliaelias@gmail.com</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professional training in such strategies.;Lack of accessible therapeutic alternatives for patients.;Influence of the pharmaceutical industry on clinical practice.;</text:p>
          </table:table-cell>
          <table:table-cell office:value-type="string" calcext:value-type="string">
            <text:p>Yes, in individual cases with patients within my clinical practice.;</text:p>
          </table:table-cell>
          <table:table-cell office:value-type="string" calcext:value-type="string">
            <text:p>It is occasionally reviewed, depending on the professional’s discretion.</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Increased access to non-pharmacological therapies and alternatives.;Legislative reforms to guarantee the right to  shared decision making,  deprescribing and reduce coercive drug use.;</text:p>
          </table:table-cell>
          <table:table-cell/>
          <table:table-cell office:value-type="string" calcext:value-type="string">
            <text:p>Yes, I would like to receive the research results and training materials. ;</text:p>
          </table:table-cell>
          <table:table-cell office:value-type="string" calcext:value-type="string">
            <text:p>pilar.ornalopez@guayente.info</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Resistance from mental health professionals themselves.;Lack of clear guidelines and action protocols.;Influence of the pharmaceutical industry on clinical practice.;</text:p>
          </table:table-cell>
          <table:table-cell office:value-type="string" calcext:value-type="string">
            <text:p>Yes, in formal deprescribing programs within my institution.;</text:p>
          </table:table-cell>
          <table:table-cell office:value-type="string" calcext:value-type="string">
            <text:p>It is reviewed only if the patient explicitly requests it.</text:p>
          </table:table-cell>
          <table:table-cell office:value-type="string" calcext:value-type="string">
            <text:p>Yes, but its implementation is limited and context-dependent.</text:p>
          </table:table-cell>
          <table:table-cell office:value-type="string" calcext:value-type="string">
            <text:p>Greater training and awareness for mental health professionals on <text:s/>shared decision making and  deprescribing.;Development of specific protocols in hospitals and mental health centers.;Increased access to non-pharmacological therapies and alternatives.;Greater involvement of patients and their families in decision-making.;Legislative reforms to guarantee the right to  shared decision making,  deprescribing and reduce coercive drug use.;Campañas públicas de alcance masivo que aborden este tema;</text:p>
          </table:table-cell>
          <table:table-cell/>
          <table:table-cell office:value-type="string" calcext:value-type="string">
            <text:p>Yes, I am interested in participating in further research or professional discussions on best practices. ;</text:p>
          </table:table-cell>
          <table:table-cell office:value-type="string" calcext:value-type="string">
            <text:p>info@nikosia.org</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professional training in such strategies.;Resistance from mental health professionals themselves.;Lack of accessible therapeutic alternatives for patients.;</text:p>
          </table:table-cell>
          <table:table-cell office:value-type="string" calcext:value-type="string">
            <text:p>Yes, in formal deprescribing programs within my institution.;</text:p>
          </table:table-cell>
          <table:table-cell office:value-type="string" calcext:value-type="string">
            <text:p>It is systematically reviewed for all patients with the possibility of adjustment or withdrawal.</text:p>
          </table:table-cell>
          <table:table-cell office:value-type="string" calcext:value-type="string">
            <text:p>Yes, but its implementation is limited and context-dependent.</text:p>
          </table:table-cell>
          <table:table-cell office:value-type="string" calcext:value-type="string">
            <text:p>Greater training and awareness for mental health professionals on <text:s/>shared decision making and  deprescribing.;Development of specific protocols in hospitals and mental health centers.;Increased access to non-pharmacological therapies and alternatives.;Greater involvement of patients and their families in decision-making.;Legislative reforms to guarantee the right to  shared decision making,  deprescribing and reduce coercive drug use.;</text:p>
          </table:table-cell>
          <table:table-cell/>
          <table:table-cell office:value-type="string" calcext:value-type="string">
            <text:p>Yes, I would like to receive the research results and training materials. ;</text:p>
          </table:table-cell>
          <table:table-cell office:value-type="string" calcext:value-type="string">
            <text:p>jmaria.villagran.sspa@juntadeandalucia.es</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table:number-columns-repeated="2"/>
          <table:table-cell office:value-type="string" calcext:value-type="string">
            <text:p>Medication reviews with a deprescribing focus are not conducted in my workplace.</text:p>
          </table:table-cell>
          <table:table-cell office:value-type="string" calcext:value-type="string">
            <text:p>No, the national strategy does not sufficiently address this issue.</text:p>
          </table:table-cell>
          <table:table-cell table:number-columns-repeated="3"/>
          <table:table-cell office:value-type="string" calcext:value-type="string">
            <text:p>emilio.gotera57@gmail.com</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professional training in such strategies.;Resistance from mental health professionals themselves.;Influence of the pharmaceutical industry on clinical practice.;</text:p>
          </table:table-cell>
          <table:table-cell table:number-columns-repeated="2"/>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Increased access to non-pharmacological therapies and alternatives.;Greater involvement of patients and their families in decision-making.;</text:p>
          </table:table-cell>
          <table:table-cell table:number-columns-repeated="3"/>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professional training in such strategies.;Resistance from mental health professionals themselves.;Rejection or fear from patients or their families.;</text:p>
          </table:table-cell>
          <table:table-cell office:value-type="string" calcext:value-type="string">
            <text:p>No, but I would be interested in receiving training or participating in deprescribing initiatives.;</text:p>
          </table:table-cell>
          <table:table-cell office:value-type="string" calcext:value-type="string">
            <text:p>It is reviewed only if the patient explicitly requests it.</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Development of specific protocols in hospitals and mental health centers.;Increased access to non-pharmacological therapies and alternatives.;Greater involvement of patients and their families in decision-making.;</text:p>
          </table:table-cell>
          <table:table-cell/>
          <table:table-cell office:value-type="string" calcext:value-type="string">
            <text:p>Yes, I would like to receive the research results and training materials. ;</text:p>
          </table:table-cell>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text:p>
          </table:table-cell>
        </table:table-row>
        <table:table-row table:style-name="ro2">
          <table:table-cell office:value-type="string" calcext:value-type="string">
            <text:p>Lack of professional training in such strategies.;Lack of clear guidelines and action protocols.;Lack of accessible therapeutic alternatives for patients.;</text:p>
          </table:table-cell>
          <table:table-cell office:value-type="string" calcext:value-type="string">
            <text:p>No, but I would be interested in receiving training or participating in deprescribing initiatives.;Yes, in individual cases with patients within my clinical practice.;</text:p>
          </table:table-cell>
          <table:table-cell office:value-type="string" calcext:value-type="string">
            <text:p>It is systematically reviewed for all patients with the possibility of adjustment or withdrawal.</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Development of specific protocols in hospitals and mental health centers.;Increased access to non-pharmacological therapies and alternatives.;Greater involvement of patients and their families in decision-making.;Refuerzo de plantillas. Incremento de úmero de facultativos especializados en psiquiatría. ;</text:p>
          </table:table-cell>
          <table:table-cell office:value-type="string" calcext:value-type="string">
            <text:p>No es posible revisar de forma sistemática tratamientos si existe déficit de personal que no es capaz de atender la demanda actual. </text:p>
          </table:table-cell>
          <table:table-cell office:value-type="string" calcext:value-type="string">
            <text:p>Yes, I am interested in participating in further research or professional discussions on best practices. ;Yes, I would like to receive the research results and training materials. ;</text:p>
          </table:table-cell>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text:p>
          </table:table-cell>
        </table:table-row>
        <table:table-row table:style-name="ro2">
          <table:table-cell office:value-type="string" calcext:value-type="string">
            <text:p>Fear of relapses or negative consequences for patients.;Lack of accessible therapeutic alternatives for patients.;</text:p>
          </table:table-cell>
          <table:table-cell office:value-type="string" calcext:value-type="string">
            <text:p>Yes, in individual cases with patients within my clinical practice.;</text:p>
          </table:table-cell>
          <table:table-cell office:value-type="string" calcext:value-type="string">
            <text:p>It is systematically reviewed for all patients with the possibility of adjustment or withdrawal.</text:p>
          </table:table-cell>
          <table:table-cell office:value-type="string" calcext:value-type="string">
            <text:p>Yes, but its implementation is limited and context-dependent.</text:p>
          </table:table-cell>
          <table:table-cell office:value-type="string" calcext:value-type="string">
            <text:p>Development of specific protocols in hospitals and mental health centers.;Increased access to non-pharmacological therapies and alternatives.;</text:p>
          </table:table-cell>
          <table:table-cell/>
          <table:table-cell office:value-type="string" calcext:value-type="string">
            <text:p>Yes, I would like to receive the research results and training materials. ;</text:p>
          </table:table-cell>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text:p>
          </table:table-cell>
        </table:table-row>
        <table:table-row table:style-name="ro2">
          <table:table-cell office:value-type="string" calcext:value-type="string">
            <text:p>Lack of clear guidelines and action protocols.;Fear of relapses or negative consequences for patients.;Lack of professional training in such strategies.;</text:p>
          </table:table-cell>
          <table:table-cell office:value-type="string" calcext:value-type="string">
            <text:p>No, but I would be interested in receiving training or participating in deprescribing initiatives.;</text:p>
          </table:table-cell>
          <table:table-cell office:value-type="string" calcext:value-type="string">
            <text:p>It is occasionally reviewed, depending on the professional’s discretion.</text:p>
          </table:table-cell>
          <table:table-cell office:value-type="string" calcext:value-type="string">
            <text:p>Yes, but its implementation is limited and context-dependent.</text:p>
          </table:table-cell>
          <table:table-cell office:value-type="string" calcext:value-type="string">
            <text:p>Greater training and awareness for mental health professionals on <text:s/>shared decision making and  deprescribing.;Development of specific protocols in hospitals and mental health centers.;Legislative reforms to guarantee the right to  shared decision making,  deprescribing and reduce coercive drug use.;</text:p>
          </table:table-cell>
          <table:table-cell table:number-columns-repeated="3"/>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Influence of the pharmaceutical industry on clinical practice.;Lack of clear guidelines and action protocols.;Lack of accessible therapeutic alternatives for patients.;</text:p>
          </table:table-cell>
          <table:table-cell office:value-type="string" calcext:value-type="string">
            <text:p>No, but I would be interested in receiving training or participating in deprescribing initiatives.;</text:p>
          </table:table-cell>
          <table:table-cell office:value-type="string" calcext:value-type="string">
            <text:p>Medication reviews with a deprescribing focus are not conducted in my workplace.</text:p>
          </table:table-cell>
          <table:table-cell/>
          <table:table-cell office:value-type="string" calcext:value-type="string">
            <text:p>Greater training and awareness for mental health professionals on <text:s/>shared decision making and  deprescribing.;Development of specific protocols in hospitals and mental health centers.;Increased access to non-pharmacological therapies and alternatives.;Greater involvement of patients and their families in decision-making.;Creation of specialized deprescribing units within the healthcare system.;Legislative reforms to guarantee the right to  shared decision making,  deprescribing and reduce coercive drug use.;</text:p>
          </table:table-cell>
          <table:table-cell/>
          <table:table-cell office:value-type="string" calcext:value-type="string">
            <text:p>Yes, I would like to receive the research results and training materials. ;Yes, I am interested in participating in further research or professional discussions on best practices. ;</text:p>
          </table:table-cell>
          <table:table-cell office:value-type="string" calcext:value-type="string">
            <text:p>helga.pusa@emiliaonline.org</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professional training in such strategies.;Influence of the pharmaceutical industry on clinical practice.;Lack of accessible therapeutic alternatives for patients.;</text:p>
          </table:table-cell>
          <table:table-cell office:value-type="string" calcext:value-type="string">
            <text:p>No, but I would be interested in receiving training or participating in deprescribing initiatives.;</text:p>
          </table:table-cell>
          <table:table-cell office:value-type="string" calcext:value-type="string">
            <text:p>Medication reviews with a deprescribing focus are not conducted in my workplace.</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Increased access to non-pharmacological therapies and alternatives.;Greater involvement of patients and their families in decision-making.;Legislative reforms to guarantee the right to  shared decision making,  deprescribing and reduce coercive drug use.;</text:p>
          </table:table-cell>
          <table:table-cell/>
          <table:table-cell office:value-type="string" calcext:value-type="string">
            <text:p>No, I prefer not to receive further communication. ;</text:p>
          </table:table-cell>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professional training in such strategies.;Lack of accessible therapeutic alternatives for patients.;Rejection or fear from patients or their families.;</text:p>
          </table:table-cell>
          <table:table-cell office:value-type="string" calcext:value-type="string">
            <text:p>Yes, in individual cases with patients within my clinical practice.;</text:p>
          </table:table-cell>
          <table:table-cell office:value-type="string" calcext:value-type="string">
            <text:p>It is reviewed only if the patient explicitly requests it.</text:p>
          </table:table-cell>
          <table:table-cell office:value-type="string" calcext:value-type="string">
            <text:p>Yes, but its implementation is limited and context-dependent.</text:p>
          </table:table-cell>
          <table:table-cell office:value-type="string" calcext:value-type="string">
            <text:p>Greater training and awareness for mental health professionals on <text:s/>shared decision making and  deprescribing.;Development of specific protocols in hospitals and mental health centers.;Increased access to non-pharmacological therapies and alternatives.;Greater involvement of patients and their families in decision-making.;Legislative reforms to guarantee the right to  shared decision making,  deprescribing and reduce coercive drug use.;Creation of specialized deprescribing units within the healthcare system.;</text:p>
          </table:table-cell>
          <table:table-cell office:value-type="string" calcext:value-type="string">
            <text:p>La toma de decisiones compartida ('shared decision-making') es un abordaje que puede que 'esté de moda' en contextos sanitarios y/o clínicos pero en el ámbito de la intervención social vinculada a mecanismos jurídicos se propone el término ('supported decision-making') que puede compartir muchos de los elementos con el 'shared'. En el ámbito jurídico-social, son muchas las legislaciones civiles (Colombia, España, Cataluña, Portugal) entre otras) o basadas en el common law (Irlanda) que se han actualizado recientemente para acomodarse al mandato de la CDPD. Es necesario encontrar encajes.</text:p>
          </table:table-cell>
          <table:table-cell office:value-type="string" calcext:value-type="string">
            <text:p>Yes, I would like to receive the research results and training materials. ;Yes, I am interested in participating in further research or professional discussions on best practices. ;</text:p>
          </table:table-cell>
          <table:table-cell office:value-type="string" calcext:value-type="string">
            <text:p>Sí</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professional training in such strategies.;Fear of relapses or negative consequences for patients.;Lack of accessible therapeutic alternatives for patients.;</text:p>
          </table:table-cell>
          <table:table-cell office:value-type="string" calcext:value-type="string">
            <text:p>Yes, in individual cases with patients within my clinical practice.;</text:p>
          </table:table-cell>
          <table:table-cell office:value-type="string" calcext:value-type="string">
            <text:p>Medication reviews with a deprescribing focus are not conducted in my workplace.</text:p>
          </table:table-cell>
          <table:table-cell office:value-type="string" calcext:value-type="string">
            <text:p>Yes, but its implementation is limited and context-dependent.</text:p>
          </table:table-cell>
          <table:table-cell office:value-type="string" calcext:value-type="string">
            <text:p>Greater training and awareness for mental health professionals on <text:s/>shared decision making and  deprescribing.;Increased access to non-pharmacological therapies and alternatives.;Creation of specialized deprescribing units within the healthcare system.;</text:p>
          </table:table-cell>
          <table:table-cell office:value-type="string" calcext:value-type="string">
            <text:p>Como dije me parece un plan necesario, urgente e inevitable, pero han de tener en cuenta los casos de enfermedad (trastorno mental grave) que pueda confundirse con el tema que aquí se pretende.</text:p>
          </table:table-cell>
          <table:table-cell office:value-type="string" calcext:value-type="string">
            <text:p>Yes, I would like to receive the research results and training materials. ;Yes, I am interested in participating in further research or professional discussions on best practices. ;</text:p>
          </table:table-cell>
          <table:table-cell office:value-type="string" calcext:value-type="string">
            <text:p>luciaperezramirez@gmail.com</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row table:style-name="ro2">
          <table:table-cell office:value-type="string" calcext:value-type="string">
            <text:p>Lack of professional training in such strategies.;Resistance from mental health professionals themselves.;Fear of relapses or negative consequences for patients.;</text:p>
          </table:table-cell>
          <table:table-cell office:value-type="string" calcext:value-type="string">
            <text:p>Yes, in individual cases with patients within my clinical practice.;</text:p>
          </table:table-cell>
          <table:table-cell office:value-type="string" calcext:value-type="string">
            <text:p>It is systematically reviewed for all patients with the possibility of adjustment or withdrawal.</text:p>
          </table:table-cell>
          <table:table-cell office:value-type="string" calcext:value-type="string">
            <text:p>No, the national strategy does not sufficiently address this issue.</text:p>
          </table:table-cell>
          <table:table-cell office:value-type="string" calcext:value-type="string">
            <text:p>Greater training and awareness for mental health professionals on <text:s/>shared decision making and  deprescribing.;Increased access to non-pharmacological therapies and alternatives.;Legislative reforms to guarantee the right to  shared decision making,  deprescribing and reduce coercive drug use.;</text:p>
          </table:table-cell>
          <table:table-cell/>
          <table:table-cell office:value-type="string" calcext:value-type="string">
            <text:p>Yes, I would like to receive the research results and training materials. ;Yes, I am interested in participating in further research or professional discussions on best practices. ;</text:p>
          </table:table-cell>
          <table:table-cell office:value-type="string" calcext:value-type="string">
            <text:p>pirubalanza@gmail.com</text:p>
          </table:table-cell>
          <table:table-cell office:value-type="string" calcext:value-type="string">
            <text:p>I consent to my responses being used exclusively for academic and scientific purposes within the context of this study, and authorize my anonymized data to be reused in future research related to this topic.;I declare that I have understood all the information provided and that I give this consent freely and knowingly.;</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currency-style style:name="N129P0" style:volatile="true">
      <number:currency-symbol/>
      <number:number number:decimal-places="0" number:min-decimal-places="0" number:min-integer-digits="1" number:grouping="true"/>
      <number:text loext:blank-width-char=")">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loext:blank-width-char=")">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loext:blank-width-char=")">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loext:blank-width-char=")">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loext:blank-width-char=")">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loext:blank-width-char=")">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number:text>
      <number:fill-character> </number:fill-character>
      <number:text loext:blank-width-char=")1">-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loext:blank-width-char=")1">- </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currency-style style:name="N147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7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number:date-style style:name="N152">
      <number:month/>
      <number:text>/</number:text>
      <number:day/>
      <number:text>/</number:text>
      <number:year/>
      <number:text> </number:text>
      <number:hours/>
      <number:text>:</number:text>
      <number:minutes number:style="long"/>
      <number:text>:</number:text>
      <number:seconds number:style="long"/>
    </number:date-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27">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7T18:06:06.863965482</meta:creation-date>
    <dc:date>2025-06-27T18:06:17.111344058</dc:date>
    <meta:editing-duration>PT11S</meta:editing-duration>
    <meta:editing-cycles>1</meta:editing-cycles>
    <meta:document-statistic meta:table-count="1" meta:cell-count="687" meta:object-count="0"/>
    <meta:generator>LibreOffice/24.2.7.2$Linux_X86_64 LibreOffice_project/420$Build-2</meta:generator>
  </office:meta>
</office:document-meta>
</file>